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ext-properties fo:color="#c9211e"/>
    </style:style>
    <style:style style:name="ce18" style:family="table-cell" style:parent-style-name="Default">
      <style:text-properties fo:color="#00a933"/>
    </style:style>
    <style:style style:name="ce19" style:family="table-cell" style:parent-style-name="Default">
      <style:text-properties fo:color="#55308d"/>
    </style:style>
    <style:style style:name="ce20" style:family="table-cell" style:parent-style-name="Default">
      <style:text-properties fo:color="#2a6099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ext-properties fo:color="#8d281e"/>
    </style:style>
    <style:style style:name="ce24" style:family="table-cell" style:parent-style-name="Default" style:data-style-name="N99"/>
    <style:style style:name="ce9" style:family="table-cell" style:parent-style-name="Default">
      <style:text-properties fo:color="#c9211e"/>
    </style:style>
    <style:style style:name="ce10" style:family="table-cell" style:parent-style-name="Default">
      <style:text-properties fo:color="#00a933"/>
    </style:style>
    <style:style style:name="ce11" style:family="table-cell" style:parent-style-name="Default">
      <style:text-properties fo:color="#55308d"/>
    </style:style>
    <style:style style:name="ce12" style:family="table-cell" style:parent-style-name="Default">
      <style:text-properties fo:color="#2a6099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8d281e"/>
    </style:style>
    <style:style style:name="ce1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6"/>
        <table:table-row table:style-name="ro1">
          <table:table-cell office:value-type="string" calcext:value-type="string">
            <text:p>SIM-SUM</text:p>
          </table:table-cell>
          <table:table-cell office:value-type="string" calcext:value-type="string">
            <text:p>Diff-SUM</text:p>
          </table:table-cell>
          <table:table-cell table:style-name="Default"/>
        </table:table-row>
        <table:table-row table:style-name="ro1">
          <table:table-cell table:number-columns-repeated="2" office:value-type="string" calcext:value-type="string">
            <text:p>GCF_000006805.1_ASM680v1_protein_matches</text:p>
          </table:table-cell>
          <table:table-cell table:formula="of:=EXACT([.A2];[.B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00069025.1_ASM6902v1_protein_matches</text:p>
          </table:table-cell>
          <table:table-cell table:formula="of:=EXACT([.A3];[.B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20736485.1_ASM2073648v1_protein_matches</text:p>
          </table:table-cell>
          <table:table-cell table:formula="of:=EXACT([.A4];[.B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16917855.1_ASM1691785v1_protein_matches</text:p>
          </table:table-cell>
          <table:table-cell table:formula="of:=EXACT([.A5];[.B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16917835.1_ASM1691783v1_protein_matches</text:p>
          </table:table-cell>
          <table:table-cell table:formula="of:=EXACT([.A6];[.B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04799605.1_ASM479960v1_protein_matches</text:p>
          </table:table-cell>
          <table:table-cell table:formula="of:=EXACT([.A7];[.B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CF_001488575.1_Halobacterium_hubeiense_JI20-1_protein_matches</text:p>
          </table:table-cell>
          <table:table-cell table:formula="of:=EXACT([.A8];[.B8])" office:value-type="boolean" office:boolean-value="true" calcext:value-type="boolean">
            <text:p>TRUE</text:p>
          </table:table-cell>
        </table:table-row>
        <table:table-row table:style-name="ro1">
          <table:table-cell table:style-name="ce9" office:value-type="string" calcext:value-type="string">
            <text:p>GCF_000230955.2_ASM23095v3_protein_matches</text:p>
          </table:table-cell>
          <table:table-cell table:style-name="ce11" office:value-type="string" calcext:value-type="string">
            <text:p>GCF_000237865.1_ASM23786v1_protein_matches</text:p>
          </table:table-cell>
          <table:table-cell table:formula="of:=EXACT([.A9];[.B9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0" office:value-type="string" calcext:value-type="string">
            <text:p>GCF_004087835.1_ASM408783v1_protein_matches</text:p>
          </table:table-cell>
          <table:table-cell office:value-type="string" calcext:value-type="string">
            <text:p>GCF_000009185.1_ASM918v1_protein_matches</text:p>
          </table:table-cell>
          <table:table-cell table:formula="of:=EXACT([.A10];[.B10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1" office:value-type="string" calcext:value-type="string">
            <text:p>GCF_000237865.1_ASM23786v1_protein_matches</text:p>
          </table:table-cell>
          <table:table-cell table:style-name="ce12" office:value-type="string" calcext:value-type="string">
            <text:p>GCF_020614395.1_ASM2061439v1_protein_matches</text:p>
          </table:table-cell>
          <table:table-cell table:formula="of:=EXACT([.A11];[.B11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2" office:value-type="string" calcext:value-type="string">
            <text:p>GCF_020614395.1_ASM2061439v1_protein_matches</text:p>
          </table:table-cell>
          <table:table-cell office:value-type="string" calcext:value-type="string">
            <text:p>GCF_000026045.1_ASM2604v1_protein_matches</text:p>
          </table:table-cell>
          <table:table-cell table:formula="of:=EXACT([.A12];[.B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9185.1_ASM918v1_protein_matches</text:p>
          </table:table-cell>
          <table:table-cell office:value-type="string" calcext:value-type="string">
            <text:p>GCF_007833275.1_ASM783327v1_protein_matches</text:p>
          </table:table-cell>
          <table:table-cell table:formula="of:=EXACT([.A13];[.B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6045.1_ASM2604v1_protein_matches</text:p>
          </table:table-cell>
          <table:table-cell table:style-name="ce9" office:value-type="string" calcext:value-type="string">
            <text:p>GCF_000230955.2_ASM23095v3_protein_matches</text:p>
          </table:table-cell>
          <table:table-cell table:formula="of:=EXACT([.A14];[.B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7833275.1_ASM783327v1_protein_matches</text:p>
          </table:table-cell>
          <table:table-cell table:style-name="ce10" office:value-type="string" calcext:value-type="string">
            <text:p>GCF_004087835.1_ASM408783v1_protein_matches</text:p>
          </table:table-cell>
          <table:table-cell table:formula="of:=EXACT([.A15];[.B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30715.2_ASM23071v3_protein_matches</text:p>
          </table:table-cell>
          <table:table-cell office:value-type="string" calcext:value-type="string">
            <text:p>GCF_000591055.1_ASM59105v1_protein_matches</text:p>
          </table:table-cell>
          <table:table-cell table:formula="of:=EXACT([.A16];[.B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0692905.1_ASM1069290v1_protein_matches</text:p>
          </table:table-cell>
          <table:table-cell office:value-type="string" calcext:value-type="string">
            <text:p>GCF_001011115.1_ASM101111v1_protein_matches</text:p>
          </table:table-cell>
          <table:table-cell table:formula="of:=EXACT([.A17];[.B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430805.1_ASM343080v1_protein_matches</text:p>
          </table:table-cell>
          <table:table-cell office:value-type="string" calcext:value-type="string">
            <text:p>GCF_001305655.1_ASM130565v1_protein_matches</text:p>
          </table:table-cell>
          <table:table-cell table:formula="of:=EXACT([.A18];[.B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430825.1_ASM343082v1_protein_matches</text:p>
          </table:table-cell>
          <table:table-cell office:value-type="string" calcext:value-type="string">
            <text:p>GCF_000230715.2_ASM23071v3_protein_matches</text:p>
          </table:table-cell>
          <table:table-cell table:formula="of:=EXACT([.A19];[.B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391085.1_ASM1339108v1_protein_matches</text:p>
          </table:table-cell>
          <table:table-cell office:value-type="string" calcext:value-type="string">
            <text:p>GCF_001767315.1_ASM176731v1_protein_matches</text:p>
          </table:table-cell>
          <table:table-cell table:formula="of:=EXACT([.A20];[.B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91055.1_ASM59105v1_protein_matches</text:p>
          </table:table-cell>
          <table:table-cell office:value-type="string" calcext:value-type="string">
            <text:p>GCF_013391085.1_ASM1339108v1_protein_matches</text:p>
          </table:table-cell>
          <table:table-cell table:formula="of:=EXACT([.A21];[.B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685.1_ASM2568v1_protein_matches</text:p>
          </table:table-cell>
          <table:table-cell office:value-type="string" calcext:value-type="string">
            <text:p>GCF_000328525.1_ASM32852v1_protein_matches</text:p>
          </table:table-cell>
          <table:table-cell table:formula="of:=EXACT([.A22];[.B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890195.1_ASM589019v1_protein_matches</text:p>
          </table:table-cell>
          <table:table-cell office:value-type="string" calcext:value-type="string">
            <text:p>GCF_001886955.1_ASM188695v1_protein_matches</text:p>
          </table:table-cell>
          <table:table-cell table:formula="of:=EXACT([.A23];[.B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971705.1_ASM197170v1_protein_matches</text:p>
          </table:table-cell>
          <table:table-cell office:value-type="string" calcext:value-type="string">
            <text:p>GCF_009217585.1_ASM921758v1_protein_matches</text:p>
          </table:table-cell>
          <table:table-cell table:formula="of:=EXACT([.A24];[.B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391105.1_ASM1339110v1_protein_matches</text:p>
          </table:table-cell>
          <table:table-cell office:value-type="string" calcext:value-type="string">
            <text:p>GCF_003430805.1_ASM343080v1_protein_matches</text:p>
          </table:table-cell>
          <table:table-cell table:formula="of:=EXACT([.A25];[.B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30735.2_ASM23073v3_protein_matches</text:p>
          </table:table-cell>
          <table:table-cell office:value-type="string" calcext:value-type="string">
            <text:p>GCF_019693215.1_ASM1969321v1_protein_matches</text:p>
          </table:table-cell>
          <table:table-cell table:formula="of:=EXACT([.A26];[.B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625.1_ASM2562v1_protein_matches</text:p>
          </table:table-cell>
          <table:table-cell office:value-type="string" calcext:value-type="string">
            <text:p>GCF_003721175.2_ASM372117v2_protein_matches</text:p>
          </table:table-cell>
          <table:table-cell table:formula="of:=EXACT([.A27];[.B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81695.1_ASM28169v1_protein_matches</text:p>
          </table:table-cell>
          <table:table-cell office:value-type="string" calcext:value-type="string">
            <text:p>GCF_000025625.1_ASM2562v1_protein_matches</text:p>
          </table:table-cell>
          <table:table-cell table:formula="of:=EXACT([.A28];[.B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3965.1_ASM2396v1_protein_matches</text:p>
          </table:table-cell>
          <table:table-cell office:value-type="string" calcext:value-type="string">
            <text:p>GCF_019880225.1_ASM1988022v1_protein_matches</text:p>
          </table:table-cell>
          <table:table-cell table:formula="of:=EXACT([.A29];[.B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803735.1_ASM480373v1_protein_matches</text:p>
          </table:table-cell>
          <table:table-cell office:value-type="string" calcext:value-type="string">
            <text:p>GCF_000023965.1_ASM2396v1_protein_matches</text:p>
          </table:table-cell>
          <table:table-cell table:formula="of:=EXACT([.A30];[.B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4969745.1_ASM1496974v1_protein_matches</text:p>
          </table:table-cell>
          <table:table-cell office:value-type="string" calcext:value-type="string">
            <text:p>GCF_005890195.1_ASM589019v1_protein_matches</text:p>
          </table:table-cell>
          <table:table-cell table:formula="of:=EXACT([.A31];[.B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217585.1_ASM921758v1_protein_matches</text:p>
          </table:table-cell>
          <table:table-cell office:value-type="string" calcext:value-type="string">
            <text:p>GCF_004803735.1_ASM480373v1_protein_matches</text:p>
          </table:table-cell>
          <table:table-cell table:formula="of:=EXACT([.A32];[.B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26975.2_ASM22697v3_protein_matches</text:p>
          </table:table-cell>
          <table:table-cell office:value-type="string" calcext:value-type="string">
            <text:p>GCF_003430825.1_ASM343082v1_protein_matches</text:p>
          </table:table-cell>
          <table:table-cell table:formula="of:=EXACT([.A33];[.B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352095.1_ASM1735209v1_protein_matches</text:p>
          </table:table-cell>
          <table:table-cell office:value-type="string" calcext:value-type="string">
            <text:p>GCF_013391105.1_ASM1339110v1_protein_matches</text:p>
          </table:table-cell>
          <table:table-cell table:formula="of:=EXACT([.A34];[.B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880225.1_ASM1988022v1_protein_matches</text:p>
          </table:table-cell>
          <table:table-cell office:value-type="string" calcext:value-type="string">
            <text:p>GCF_001971705.1_ASM197170v1_protein_matches</text:p>
          </table:table-cell>
          <table:table-cell table:formula="of:=EXACT([.A35];[.B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190965.1_ASM119096v1_protein_matches</text:p>
          </table:table-cell>
          <table:table-cell office:value-type="string" calcext:value-type="string">
            <text:p>GCF_010692905.1_ASM1069290v1_protein_matches</text:p>
          </table:table-cell>
          <table:table-cell table:formula="of:=EXACT([.A36];[.B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28525.1_ASM32852v1_protein_matches</text:p>
          </table:table-cell>
          <table:table-cell office:value-type="string" calcext:value-type="string">
            <text:p>GCF_000230735.2_ASM23073v3_protein_matches</text:p>
          </table:table-cell>
          <table:table-cell table:formula="of:=EXACT([.A37];[.B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011115.1_ASM101111v1_protein_matches</text:p>
          </table:table-cell>
          <table:table-cell office:value-type="string" calcext:value-type="string">
            <text:p>GCF_000281695.1_ASM28169v1_protein_matches</text:p>
          </table:table-cell>
          <table:table-cell table:formula="of:=EXACT([.A38];[.B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721175.2_ASM372117v2_protein_matches</text:p>
          </table:table-cell>
          <table:table-cell office:value-type="string" calcext:value-type="string">
            <text:p>GCF_017352095.1_ASM1735209v1_protein_matches</text:p>
          </table:table-cell>
          <table:table-cell table:formula="of:=EXACT([.A39];[.B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305655.1_ASM130565v1_protein_matches</text:p>
          </table:table-cell>
          <table:table-cell office:value-type="string" calcext:value-type="string">
            <text:p>GCF_018228765.1_ASM1822876v1_protein_matches</text:p>
          </table:table-cell>
          <table:table-cell table:formula="of:=EXACT([.A40];[.B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72995.2_ASM17299v2_protein_matches</text:p>
          </table:table-cell>
          <table:table-cell office:value-type="string" calcext:value-type="string">
            <text:p>GCF_018623055.1_ASM1862305v1_protein_matches</text:p>
          </table:table-cell>
          <table:table-cell table:formula="of:=EXACT([.A41];[.B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799645.1_ASM479964v1_protein_matches</text:p>
          </table:table-cell>
          <table:table-cell office:value-type="string" calcext:value-type="string">
            <text:p>GCF_017094525.1_ASM1709452v1_protein_matches</text:p>
          </table:table-cell>
          <table:table-cell table:formula="of:=EXACT([.A42];[.B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126515.1_ASM412651v1_protein_matches</text:p>
          </table:table-cell>
          <table:table-cell office:value-type="string" calcext:value-type="string">
            <text:p>GCF_013267195.1_ASM1326719v1_protein_matches</text:p>
          </table:table-cell>
          <table:table-cell table:formula="of:=EXACT([.A43];[.B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0692885.1_ASM1069288v1_protein_matches</text:p>
          </table:table-cell>
          <table:table-cell office:value-type="string" calcext:value-type="string">
            <text:p>GCF_004114375.1_ASM411437v1_protein_matches</text:p>
          </table:table-cell>
          <table:table-cell table:formula="of:=EXACT([.A44];[.B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06765.2_ASM30676v2_protein_matches</text:p>
          </table:table-cell>
          <table:table-cell office:value-type="string" calcext:value-type="string">
            <text:p>GCF_004126515.1_ASM412651v1_protein_matches</text:p>
          </table:table-cell>
          <table:table-cell table:formula="of:=EXACT([.A45];[.B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406325.1_ASM540632v1_protein_matches</text:p>
          </table:table-cell>
          <table:table-cell office:value-type="string" calcext:value-type="string">
            <text:p>GCF_000025685.1_ASM2568v1_protein_matches</text:p>
          </table:table-cell>
          <table:table-cell table:formula="of:=EXACT([.A46];[.B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617995.1_ASM961799v1_protein_matches</text:p>
          </table:table-cell>
          <table:table-cell office:value-type="string" calcext:value-type="string">
            <text:p>GCF_003990725.2_ASM399072v2_protein_matches</text:p>
          </table:table-cell>
          <table:table-cell table:formula="of:=EXACT([.A47];[.B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880245.1_ASM1988024v1_protein_matches</text:p>
          </table:table-cell>
          <table:table-cell office:value-type="string" calcext:value-type="string">
            <text:p>GCF_014969745.1_ASM1496974v1_protein_matches</text:p>
          </table:table-cell>
          <table:table-cell table:formula="of:=EXACT([.A48];[.B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8228765.1_ASM1822876v1_protein_matches</text:p>
          </table:table-cell>
          <table:table-cell office:value-type="string" calcext:value-type="string">
            <text:p>GCF_017094465.1_ASM1709446v1_protein_matches</text:p>
          </table:table-cell>
          <table:table-cell table:formula="of:=EXACT([.A49];[.B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844335.1_ASM284433v1_protein_matches</text:p>
          </table:table-cell>
          <table:table-cell office:value-type="string" calcext:value-type="string">
            <text:p>GCF_009617995.1_ASM961799v1_protein_matches</text:p>
          </table:table-cell>
          <table:table-cell table:formula="of:=EXACT([.A50];[.B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114375.1_ASM411437v1_protein_matches</text:p>
          </table:table-cell>
          <table:table-cell office:value-type="string" calcext:value-type="string">
            <text:p>GCF_002355655.1_ASM235565v1_protein_matches</text:p>
          </table:table-cell>
          <table:table-cell table:formula="of:=EXACT([.A51];[.B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267195.1_ASM1326719v1_protein_matches</text:p>
          </table:table-cell>
          <table:table-cell office:value-type="string" calcext:value-type="string">
            <text:p>GCF_002025255.2_ASM202525v2_protein_matches</text:p>
          </table:table-cell>
          <table:table-cell table:formula="of:=EXACT([.A52];[.B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762275.1_ASM976227v1_protein_matches</text:p>
          </table:table-cell>
          <table:table-cell office:value-type="string" calcext:value-type="string">
            <text:p>GCF_000172995.2_ASM17299v2_protein_matches</text:p>
          </table:table-cell>
          <table:table-cell table:formula="of:=EXACT([.A53];[.B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693215.1_ASM1969321v1_protein_matches</text:p>
          </table:table-cell>
          <table:table-cell office:value-type="string" calcext:value-type="string">
            <text:p>GCF_000226975.2_ASM22697v3_protein_matches</text:p>
          </table:table-cell>
          <table:table-cell table:formula="of:=EXACT([.A54];[.B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15885.1_ASM1341588v1_protein_matches</text:p>
          </table:table-cell>
          <table:table-cell office:value-type="string" calcext:value-type="string">
            <text:p>GCF_009762275.1_ASM976227v1_protein_matches</text:p>
          </table:table-cell>
          <table:table-cell table:formula="of:=EXACT([.A55];[.B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823105.1_ASM1982310v1_protein_matches</text:p>
          </table:table-cell>
          <table:table-cell office:value-type="string" calcext:value-type="string">
            <text:p>GCF_000022205.1_ASM2220v1_protein_matches</text:p>
          </table:table-cell>
          <table:table-cell table:formula="of:=EXACT([.A56];[.B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205.1_ASM2220v1_protein_matches</text:p>
          </table:table-cell>
          <table:table-cell office:value-type="string" calcext:value-type="string">
            <text:p>GCF_010692885.1_ASM1069288v1_protein_matches</text:p>
          </table:table-cell>
          <table:table-cell table:formula="of:=EXACT([.A57];[.B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767315.1_ASM176731v1_protein_matches</text:p>
          </table:table-cell>
          <table:table-cell office:value-type="string" calcext:value-type="string">
            <text:p>GCF_004799645.1_ASM479964v1_protein_matches</text:p>
          </table:table-cell>
          <table:table-cell table:formula="of:=EXACT([.A58];[.B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097815.1_ASM2009781v1_protein_matches</text:p>
          </table:table-cell>
          <table:table-cell office:value-type="string" calcext:value-type="string">
            <text:p>GCF_017094445.1_ASM1709444v1_protein_matches</text:p>
          </table:table-cell>
          <table:table-cell table:formula="of:=EXACT([.A59];[.B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8623055.1_ASM1862305v1_protein_matches</text:p>
          </table:table-cell>
          <table:table-cell office:value-type="string" calcext:value-type="string">
            <text:p>GCF_000306765.2_ASM30676v2_protein_matches</text:p>
          </table:table-cell>
          <table:table-cell table:formula="of:=EXACT([.A60];[.B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886955.1_ASM188695v1_protein_matches</text:p>
          </table:table-cell>
          <table:table-cell office:value-type="string" calcext:value-type="string">
            <text:p>GCF_005406325.1_ASM540632v1_protein_matches</text:p>
          </table:table-cell>
          <table:table-cell table:formula="of:=EXACT([.A61];[.B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352155.2_ASM1735215v2_protein_matches</text:p>
          </table:table-cell>
          <table:table-cell office:value-type="string" calcext:value-type="string">
            <text:p>GCF_003342695.1_ASM334269v1_protein_matches</text:p>
          </table:table-cell>
          <table:table-cell table:formula="of:=EXACT([.A62];[.B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990725.2_ASM399072v2_protein_matches</text:p>
          </table:table-cell>
          <table:table-cell office:value-type="string" calcext:value-type="string">
            <text:p>GCF_001190965.1_ASM119096v1_protein_matches</text:p>
          </table:table-cell>
          <table:table-cell table:formula="of:=EXACT([.A63];[.B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6835.1_ASM385683v1_protein_matches</text:p>
          </table:table-cell>
          <table:table-cell office:value-type="string" calcext:value-type="string">
            <text:p>GCF_005155585.1_ASM515558v1_protein_matches</text:p>
          </table:table-cell>
          <table:table-cell table:formula="of:=EXACT([.A64];[.B6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F_003342675.1_ASM334267v1_protein_matches</text:p>
          </table:table-cell>
          <table:table-cell table:formula="of:=EXACT([.A65];[.B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F_001989615.1_ASM198961v1_protein_matches</text:p>
          </table:table-cell>
          <table:table-cell office:value-type="string" calcext:value-type="string">
            <text:p>GCF_000403645.1_ASM40364v1_protein_matches</text:p>
          </table:table-cell>
          <table:table-cell table:formula="of:=EXACT([.A66];[.B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2815.1_ASM1340281v1_protein_matches</text:p>
          </table:table-cell>
          <table:table-cell office:value-type="string" calcext:value-type="string">
            <text:p>GCF_003856835.1_ASM385683v1_protein_matches</text:p>
          </table:table-cell>
          <table:table-cell table:formula="of:=EXACT([.A67];[.B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831545.1_ASM883154v1_protein_matches</text:p>
          </table:table-cell>
          <table:table-cell office:value-type="string" calcext:value-type="string">
            <text:p>GCF_020097815.1_ASM2009781v1_protein_matches</text:p>
          </table:table-cell>
          <table:table-cell table:formula="of:=EXACT([.A68];[.B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310945.1_ASM531094v1_protein_matches</text:p>
          </table:table-cell>
          <table:table-cell office:value-type="string" calcext:value-type="string">
            <text:p>GCF_019880245.1_ASM1988024v1_protein_matches</text:p>
          </table:table-cell>
          <table:table-cell table:formula="of:=EXACT([.A69];[.B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7715.1_ASM21771v1_protein_matches</text:p>
          </table:table-cell>
          <table:table-cell office:value-type="string" calcext:value-type="string">
            <text:p>GCF_004799665.1_ASM479966v1_protein_matches</text:p>
          </table:table-cell>
          <table:table-cell table:formula="of:=EXACT([.A70];[.B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342695.1_ASM334269v1_protein_matches</text:p>
          </table:table-cell>
          <table:table-cell office:value-type="string" calcext:value-type="string">
            <text:p>GCF_002355635.1_ASM235563v1_protein_matches</text:p>
          </table:table-cell>
          <table:table-cell table:formula="of:=EXACT([.A71];[.B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085.1_ASM1108v1_protein_matches</text:p>
          </table:table-cell>
          <table:table-cell office:value-type="string" calcext:value-type="string">
            <text:p>GCF_019823105.1_ASM1982310v1_protein_matches</text:p>
          </table:table-cell>
          <table:table-cell table:formula="of:=EXACT([.A72];[.B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355655.1_ASM235565v1_protein_matches</text:p>
          </table:table-cell>
          <table:table-cell office:value-type="string" calcext:value-type="string">
            <text:p>GCF_009690625.1_ASM969062v1_protein_matches</text:p>
          </table:table-cell>
          <table:table-cell table:formula="of:=EXACT([.A73];[.B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156705.1_ASM215670v1_protein_matches</text:p>
          </table:table-cell>
          <table:table-cell office:value-type="string" calcext:value-type="string">
            <text:p>GCF_002844335.1_ASM284433v1_protein_matches</text:p>
          </table:table-cell>
          <table:table-cell table:formula="of:=EXACT([.A74];[.B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23905.1_ASM22390v1_protein_matches</text:p>
          </table:table-cell>
          <table:table-cell office:value-type="string" calcext:value-type="string">
            <text:p>GCF_001989615.1_ASM198961v1_protein_matches</text:p>
          </table:table-cell>
          <table:table-cell table:formula="of:=EXACT([.A75];[.B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097835.1_ASM2009783v1_protein_matches</text:p>
          </table:table-cell>
          <table:table-cell office:value-type="string" calcext:value-type="string">
            <text:p>GCF_017094505.1_ASM1709450v1_protein_matches</text:p>
          </table:table-cell>
          <table:table-cell table:formula="of:=EXACT([.A76];[.B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799665.1_ASM479966v1_protein_matches</text:p>
          </table:table-cell>
          <table:table-cell office:value-type="string" calcext:value-type="string">
            <text:p>GCF_013415885.1_ASM1341588v1_protein_matches</text:p>
          </table:table-cell>
          <table:table-cell table:formula="of:=EXACT([.A77];[.B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403645.1_ASM40364v1_protein_matches</text:p>
          </table:table-cell>
          <table:table-cell office:value-type="string" calcext:value-type="string">
            <text:p>GCF_013402815.1_ASM1340281v1_protein_matches</text:p>
          </table:table-cell>
          <table:table-cell table:formula="of:=EXACT([.A78];[.B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04565.1_ASM50456v2_protein_matches</text:p>
          </table:table-cell>
          <table:table-cell office:value-type="string" calcext:value-type="string">
            <text:p>GCF_002952775.1_ASM295277v1_protein_matches</text:p>
          </table:table-cell>
          <table:table-cell table:formula="of:=EXACT([.A79];[.B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576615.1_ASM557661v1_protein_matches</text:p>
          </table:table-cell>
          <table:table-cell office:value-type="string" calcext:value-type="string">
            <text:p>GCF_000023945.1_ASM2394v1_protein_matches</text:p>
          </table:table-cell>
          <table:table-cell table:formula="of:=EXACT([.A80];[.B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155585.1_ASM515558v1_protein_matches</text:p>
          </table:table-cell>
          <table:table-cell office:value-type="string" calcext:value-type="string">
            <text:p>GCF_000223905.1_ASM22390v1_protein_matches</text:p>
          </table:table-cell>
          <table:table-cell table:formula="of:=EXACT([.A81];[.B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8200015.1_ASM1820001v1_protein_matches</text:p>
          </table:table-cell>
          <table:table-cell office:value-type="string" calcext:value-type="string">
            <text:p>GCF_003721435.2_ASM372143v2_protein_matches</text:p>
          </table:table-cell>
          <table:table-cell table:formula="of:=EXACT([.A82];[.B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952775.1_ASM295277v1_protein_matches</text:p>
          </table:table-cell>
          <table:table-cell office:value-type="string" calcext:value-type="string">
            <text:p>GCF_000504565.1_ASM50456v2_protein_matches</text:p>
          </table:table-cell>
          <table:table-cell table:formula="of:=EXACT([.A83];[.B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1515.1_ASM1340151v1_protein_matches</text:p>
          </table:table-cell>
          <table:table-cell office:value-type="string" calcext:value-type="string">
            <text:p>GCF_005310945.1_ASM531094v1_protein_matches</text:p>
          </table:table-cell>
          <table:table-cell table:formula="of:=EXACT([.A84];[.B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025255.2_ASM202525v2_protein_matches</text:p>
          </table:table-cell>
          <table:table-cell office:value-type="string" calcext:value-type="string">
            <text:p>GCF_002156705.1_ASM215670v1_protein_matches</text:p>
          </table:table-cell>
          <table:table-cell table:formula="of:=EXACT([.A85];[.B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392895.1_ASM939289v1_protein_matches</text:p>
          </table:table-cell>
          <table:table-cell office:value-type="string" calcext:value-type="string">
            <text:p>GCF_020097835.1_ASM2009783v1_protein_matches</text:p>
          </table:table-cell>
          <table:table-cell table:formula="of:=EXACT([.A86];[.B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721435.2_ASM372143v2_protein_matches</text:p>
          </table:table-cell>
          <table:table-cell office:value-type="string" calcext:value-type="string">
            <text:p>GCF_017352155.2_ASM1735215v2_protein_matches</text:p>
          </table:table-cell>
          <table:table-cell table:formula="of:=EXACT([.A87];[.B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15905.1_ASM1341590v1_protein_matches</text:p>
          </table:table-cell>
          <table:table-cell office:value-type="string" calcext:value-type="string">
            <text:p>GCF_000011085.1_ASM1108v1_protein_matches</text:p>
          </table:table-cell>
          <table:table-cell table:formula="of:=EXACT([.A88];[.B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355635.1_ASM235563v1_protein_matches</text:p>
          </table:table-cell>
          <table:table-cell office:value-type="string" calcext:value-type="string">
            <text:p>GCF_008831545.1_ASM883154v1_protein_matches</text:p>
          </table:table-cell>
          <table:table-cell table:formula="of:=EXACT([.A89];[.B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094465.1_ASM1709446v1_protein_matches</text:p>
          </table:table-cell>
          <table:table-cell office:value-type="string" calcext:value-type="string">
            <text:p>GCF_000470655.1_HATI1_protein_matches</text:p>
          </table:table-cell>
          <table:table-cell table:formula="of:=EXACT([.A90];[.B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28685.1_ASM32868v1_protein_matches</text:p>
          </table:table-cell>
          <table:table-cell office:value-type="string" calcext:value-type="string">
            <text:p>GCF_000217715.1_ASM21771v1_protein_matches</text:p>
          </table:table-cell>
          <table:table-cell table:formula="of:=EXACT([.A91];[.B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094525.1_ASM1709452v1_protein_matches</text:p>
          </table:table-cell>
          <table:table-cell office:value-type="string" calcext:value-type="string">
            <text:p>GCF_018200015.1_ASM1820001v1_protein_matches</text:p>
          </table:table-cell>
          <table:table-cell table:formula="of:=EXACT([.A92];[.B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217425.1_ASM2021742v1_protein_matches</text:p>
          </table:table-cell>
          <table:table-cell office:value-type="string" calcext:value-type="string">
            <text:p>GCF_013401515.1_ASM1340151v1_protein_matches</text:p>
          </table:table-cell>
          <table:table-cell table:formula="of:=EXACT([.A93];[.B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405205.1_ASM2040520v1_protein_matches</text:p>
          </table:table-cell>
          <table:table-cell office:value-type="string" calcext:value-type="string">
            <text:p>GCF_004799685.1_ASM479968v1_protein_matches</text:p>
          </table:table-cell>
          <table:table-cell table:formula="of:=EXACT([.A94];[.B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6065055.1_ASM1606505v1_protein_matches</text:p>
          </table:table-cell>
          <table:table-cell office:value-type="string" calcext:value-type="string">
            <text:p>GCF_005576615.1_ASM557661v1_protein_matches</text:p>
          </table:table-cell>
          <table:table-cell table:formula="of:=EXACT([.A95];[.B9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F_020150815.1_ASM2015081v1_protein_matches</text:p>
          </table:table-cell>
          <table:table-cell table:formula="of:=EXACT([.A96];[.B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F_000827835.1_ASM82783v1_protein_matches</text:p>
          </table:table-cell>
          <table:table-cell office:value-type="string" calcext:value-type="string">
            <text:p>GCF_016065055.1_ASM1606505v1_protein_matches</text:p>
          </table:table-cell>
          <table:table-cell table:formula="of:=EXACT([.A97];[.B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094445.1_ASM1709444v1_protein_matches</text:p>
          </table:table-cell>
          <table:table-cell office:value-type="string" calcext:value-type="string">
            <text:p>GCF_009392895.1_ASM939289v1_protein_matches</text:p>
          </table:table-cell>
          <table:table-cell table:formula="of:=EXACT([.A98];[.B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4799685.1_ASM479968v1_protein_matches</text:p>
          </table:table-cell>
          <table:table-cell office:value-type="string" calcext:value-type="string">
            <text:p>GCF_020217425.1_ASM2021742v1_protein_matches</text:p>
          </table:table-cell>
          <table:table-cell table:formula="of:=EXACT([.A99];[.B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56555.2_ASM1345655v2_protein_matches</text:p>
          </table:table-cell>
          <table:table-cell office:value-type="string" calcext:value-type="string">
            <text:p>GCF_013415905.1_ASM1341590v1_protein_matches</text:p>
          </table:table-cell>
          <table:table-cell table:formula="of:=EXACT([.A100];[.B1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2875.1_ASM1340287v1_protein_matches</text:p>
          </table:table-cell>
          <table:table-cell office:value-type="string" calcext:value-type="string">
            <text:p>GCF_000827835.1_ASM82783v1_protein_matches</text:p>
          </table:table-cell>
          <table:table-cell table:formula="of:=EXACT([.A101];[.B1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6906025.1_ASM1690602v1_protein_matches</text:p>
          </table:table-cell>
          <table:table-cell office:value-type="string" calcext:value-type="string">
            <text:p>GCF_000328685.1_ASM32868v1_protein_matches</text:p>
          </table:table-cell>
          <table:table-cell table:formula="of:=EXACT([.A102];[.B1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405245.1_ASM2040524v1_protein_matches</text:p>
          </table:table-cell>
          <table:table-cell office:value-type="string" calcext:value-type="string">
            <text:p>GCF_020405205.1_ASM2040520v1_protein_matches</text:p>
          </table:table-cell>
          <table:table-cell table:formula="of:=EXACT([.A103];[.B1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405225.1_ASM2040522v1_protein_matches</text:p>
          </table:table-cell>
          <table:table-cell office:value-type="string" calcext:value-type="string">
            <text:p>GCF_013402875.1_ASM1340287v1_protein_matches</text:p>
          </table:table-cell>
          <table:table-cell table:formula="of:=EXACT([.A104];[.B104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F_020405185.1_ASM2040518v1_protein_matches</text:p>
          </table:table-cell>
          <table:table-cell table:formula="of:=EXACT([.A105];[.B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F_017094505.1_ASM1709450v1_protein_matches</text:p>
          </table:table-cell>
          <table:table-cell office:value-type="string" calcext:value-type="string">
            <text:p>GCF_013456555.2_ASM1345655v2_protein_matches</text:p>
          </table:table-cell>
          <table:table-cell table:formula="of:=EXACT([.A106];[.B1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17625.1_ASM51762v1_protein_matches</text:p>
          </table:table-cell>
          <table:table-cell office:value-type="string" calcext:value-type="string">
            <text:p>GCF_020405245.1_ASM2040524v1_protein_matches</text:p>
          </table:table-cell>
          <table:table-cell table:formula="of:=EXACT([.A107];[.B1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3945.1_ASM2394v1_protein_matches</text:p>
          </table:table-cell>
          <table:table-cell office:value-type="string" calcext:value-type="string">
            <text:p>GCF_000517625.1_ASM51762v1_protein_matches</text:p>
          </table:table-cell>
          <table:table-cell table:formula="of:=EXACT([.A108];[.B1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690625.1_ASM969062v1_protein_matches</text:p>
          </table:table-cell>
          <table:table-cell office:value-type="string" calcext:value-type="string">
            <text:p>GCF_020405225.1_ASM2040522v1_protein_matches</text:p>
          </table:table-cell>
          <table:table-cell table:formula="of:=EXACT([.A109];[.B1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879105.1_ASM1987910v1_protein_matches</text:p>
          </table:table-cell>
          <table:table-cell office:value-type="string" calcext:value-type="string">
            <text:p>GCF_016906025.1_ASM1690602v1_protein_matches</text:p>
          </table:table-cell>
          <table:table-cell table:formula="of:=EXACT([.A110];[.B1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7357405.1_ASM1735740v1_protein_matches</text:p>
          </table:table-cell>
          <table:table-cell office:value-type="string" calcext:value-type="string">
            <text:p>GCF_019879105.1_ASM1987910v1_protein_matches</text:p>
          </table:table-cell>
          <table:table-cell table:formula="of:=EXACT([.A111];[.B1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325.1_ASM2532v1_protein_matches</text:p>
          </table:table-cell>
          <table:table-cell office:value-type="string" calcext:value-type="string">
            <text:p>GCF_017357405.1_ASM1735740v1_protein_matches</text:p>
          </table:table-cell>
          <table:table-cell table:formula="of:=EXACT([.A112];[.B1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470655.1_HATI1_protein_matches</text:p>
          </table:table-cell>
          <table:table-cell office:value-type="string" calcext:value-type="string">
            <text:p>GCF_000196895.1_ASM19689v1_protein_matches</text:p>
          </table:table-cell>
          <table:table-cell table:formula="of:=EXACT([.A113];[.B1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700235.1_ASM2070023v1_protein_matches</text:p>
          </table:table-cell>
          <table:table-cell office:value-type="string" calcext:value-type="string">
            <text:p>GCF_000019805.1_ASM1980v1_protein_matches</text:p>
          </table:table-cell>
          <table:table-cell table:formula="of:=EXACT([.A114];[.B1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906575.1_ASM290657v1_protein_matches</text:p>
          </table:table-cell>
          <table:table-cell office:value-type="string" calcext:value-type="string">
            <text:p>GCF_001481685.1_ASM148168v1_protein_matches</text:p>
          </table:table-cell>
          <table:table-cell table:formula="of:=EXACT([.A115];[.B1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6895.1_ASM19689v1_protein_matches</text:p>
          </table:table-cell>
          <table:table-cell office:value-type="string" calcext:value-type="string">
            <text:p>GCF_000017945.1_ASM1794v1_protein_matches</text:p>
          </table:table-cell>
          <table:table-cell table:formula="of:=EXACT([.A116];[.B1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614375.1_ASM2061437v1_protein_matches</text:p>
          </table:table-cell>
          <table:table-cell office:value-type="string" calcext:value-type="string">
            <text:p>GCF_002906575.1_ASM290657v1_protein_matches</text:p>
          </table:table-cell>
          <table:table-cell table:formula="of:=EXACT([.A117];[.B1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1602445.1_ASM1160244v1_protein_matches</text:p>
          </table:table-cell>
          <table:table-cell office:value-type="string" calcext:value-type="string">
            <text:p>GCF_002906215.1_ASM290621v1_protein_matches</text:p>
          </table:table-cell>
          <table:table-cell table:formula="of:=EXACT([.A118];[.B1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618475.1_ASM2061847v1_protein_matches</text:p>
          </table:table-cell>
          <table:table-cell office:value-type="string" calcext:value-type="string">
            <text:p>GCF_900248165.1_Nitrosocaldus_cavascurensis_SCU2_chromosome_protein_matches</text:p>
          </table:table-cell>
          <table:table-cell table:formula="of:=EXACT([.A119];[.B1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9805.1_ASM1980v1_protein_matches</text:p>
          </table:table-cell>
          <table:table-cell office:value-type="string" calcext:value-type="string">
            <text:p>GCF_000223395.1_ASM22339v1_protein_matches</text:p>
          </table:table-cell>
          <table:table-cell table:formula="of:=EXACT([.A120];[.B1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7625.1_ASM1762v1_protein_matches</text:p>
          </table:table-cell>
          <table:table-cell office:value-type="string" calcext:value-type="string">
            <text:p>GCF_000025325.1_ASM2532v1_protein_matches</text:p>
          </table:table-cell>
          <table:table-cell table:formula="of:=EXACT([.A121];[.B1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225.1_ASM722v1_protein_matches</text:p>
          </table:table-cell>
          <table:table-cell office:value-type="string" calcext:value-type="string">
            <text:p>GCF_000015205.1_ASM1520v1_protein_matches</text:p>
          </table:table-cell>
          <table:table-cell table:formula="of:=EXACT([.A122];[.B1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906215.1_ASM290621v1_protein_matches</text:p>
          </table:table-cell>
          <table:table-cell office:value-type="string" calcext:value-type="string">
            <text:p>GCF_000015765.1_ASM1576v1_protein_matches</text:p>
          </table:table-cell>
          <table:table-cell table:formula="of:=EXACT([.A123];[.B1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34035.1_ASM73403v1_protein_matches</text:p>
          </table:table-cell>
          <table:table-cell office:value-type="string" calcext:value-type="string">
            <text:p>GCF_902383905.1_UHGG_MGYG-HGUT-02160_protein_matches</text:p>
          </table:table-cell>
          <table:table-cell table:formula="of:=EXACT([.A124];[.B1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388255.1_ASM1338825v1_protein_matches</text:p>
          </table:table-cell>
          <table:table-cell office:value-type="string" calcext:value-type="string">
            <text:p>GCF_000404225.1_ASM40422v1_protein_matches</text:p>
          </table:table-cell>
          <table:table-cell table:formula="of:=EXACT([.A125];[.B1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248165.1_Nitrosocaldus_cavascurensis_SCU2_chromosome_protein_matches</text:p>
          </table:table-cell>
          <table:table-cell office:value-type="string" calcext:value-type="string">
            <text:p>GCF_001412615.1_ASM141261v1_protein_matches</text:p>
          </table:table-cell>
          <table:table-cell table:formula="of:=EXACT([.A126];[.B1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765.1_ASM1576v1_protein_matches</text:p>
          </table:table-cell>
          <table:table-cell office:value-type="string" calcext:value-type="string">
            <text:p>GCF_000025285.1_ASM2528v1_protein_matches</text:p>
          </table:table-cell>
          <table:table-cell table:formula="of:=EXACT([.A127];[.B1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1965.1_ASM2196v1_protein_matches</text:p>
          </table:table-cell>
          <table:table-cell office:value-type="string" calcext:value-type="string">
            <text:p>GCF_000007225.1_ASM722v1_protein_matches</text:p>
          </table:table-cell>
          <table:table-cell table:formula="of:=EXACT([.A128];[.B1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205.1_ASM1520v1_protein_matches</text:p>
          </table:table-cell>
          <table:table-cell office:value-type="string" calcext:value-type="string">
            <text:p>GCF_020700235.1_ASM2070023v1_protein_matches</text:p>
          </table:table-cell>
          <table:table-cell table:formula="of:=EXACT([.A129];[.B1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4625.1_ASM19462v1_protein_matches</text:p>
          </table:table-cell>
          <table:table-cell office:value-type="string" calcext:value-type="string">
            <text:p>GCF_002156965.1_ASM215696v1_protein_matches</text:p>
          </table:table-cell>
          <table:table-cell table:formula="of:=EXACT([.A130];[.B1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27485.1_ASM32748v1_protein_matches</text:p>
          </table:table-cell>
          <table:table-cell office:value-type="string" calcext:value-type="string">
            <text:p>GCF_020614375.1_ASM2061437v1_protein_matches</text:p>
          </table:table-cell>
          <table:table-cell table:formula="of:=EXACT([.A131];[.B1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505.1_ASM2550v1_protein_matches</text:p>
          </table:table-cell>
          <table:table-cell office:value-type="string" calcext:value-type="string">
            <text:p>GCF_000016385.1_ASM1638v1_protein_matches</text:p>
          </table:table-cell>
          <table:table-cell table:formula="of:=EXACT([.A132];[.B1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3215.1_ASM21321v1_protein_matches</text:p>
          </table:table-cell>
          <table:table-cell office:value-type="string" calcext:value-type="string">
            <text:p>GCF_000194625.1_ASM19462v1_protein_matches</text:p>
          </table:table-cell>
          <table:table-cell table:formula="of:=EXACT([.A133];[.B1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8665.1_ASM866v1_protein_matches</text:p>
          </table:table-cell>
          <table:table-cell office:value-type="string" calcext:value-type="string">
            <text:p>GCF_011602445.1_ASM1160244v1_protein_matches</text:p>
          </table:table-cell>
          <table:table-cell table:formula="of:=EXACT([.A134];[.B1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85565.1_ASM38556v1_protein_matches</text:p>
          </table:table-cell>
          <table:table-cell office:value-type="string" calcext:value-type="string">
            <text:p>GCF_013407165.1_ASM1340716v1_protein_matches</text:p>
          </table:table-cell>
          <table:table-cell table:formula="of:=EXACT([.A135];[.B1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889405.1_ASM188940v1_protein_matches</text:p>
          </table:table-cell>
          <table:table-cell office:value-type="string" calcext:value-type="string">
            <text:p>GCF_000769655.1_ASM76965v1_protein_matches</text:p>
          </table:table-cell>
          <table:table-cell table:formula="of:=EXACT([.A136];[.B1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6385.1_ASM1638v1_protein_matches</text:p>
          </table:table-cell>
          <table:table-cell office:value-type="string" calcext:value-type="string">
            <text:p>GCF_000213215.1_ASM21321v1_protein_matches</text:p>
          </table:table-cell>
          <table:table-cell table:formula="of:=EXACT([.A137];[.B1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04355.2_Mb_MS2_protein_matches</text:p>
          </table:table-cell>
          <table:table-cell office:value-type="string" calcext:value-type="string">
            <text:p>GCF_001647085.1_ASM164708v1_protein_matches</text:p>
          </table:table-cell>
          <table:table-cell table:formula="of:=EXACT([.A138];[.B1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865.1_ASM2586v1_protein_matches</text:p>
          </table:table-cell>
          <table:table-cell office:value-type="string" calcext:value-type="string">
            <text:p>GCF_000015145.1_ASM1514v1_protein_matches</text:p>
          </table:table-cell>
          <table:table-cell table:formula="of:=EXACT([.A139];[.B1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325.1_ASM97032v1_protein_matches</text:p>
          </table:table-cell>
          <table:table-cell office:value-type="string" calcext:value-type="string">
            <text:p>GCF_000166095.1_ASM16609v1_protein_matches</text:p>
          </table:table-cell>
          <table:table-cell table:formula="of:=EXACT([.A140];[.B1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825.1_ASM1582v1_protein_matches</text:p>
          </table:table-cell>
          <table:table-cell office:value-type="string" calcext:value-type="string">
            <text:p>GCF_013340765.1_NAS2_1.0_protein_matches</text:p>
          </table:table-cell>
          <table:table-cell table:formula="of:=EXACT([.A141];[.B1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51105.1_ASM25110v1_protein_matches</text:p>
          </table:table-cell>
          <table:table-cell office:value-type="string" calcext:value-type="string">
            <text:p>GCF_000022365.1_ASM2236v1_protein_matches</text:p>
          </table:table-cell>
          <table:table-cell table:formula="of:=EXACT([.A142];[.B1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47875.1_ASM14787v1_protein_matches</text:p>
          </table:table-cell>
          <table:table-cell office:value-type="string" calcext:value-type="string">
            <text:p>GCF_000023985.1_ASM2398v1_protein_matches</text:p>
          </table:table-cell>
          <table:table-cell table:formula="of:=EXACT([.A143];[.B1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669945.1_ASM1966994v1_protein_matches</text:p>
          </table:table-cell>
          <table:table-cell office:value-type="string" calcext:value-type="string">
            <text:p>GCF_000025665.1_ASM2566v1_protein_matches</text:p>
          </table:table-cell>
          <table:table-cell table:formula="of:=EXACT([.A144];[.B1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2383905.1_UHGG_MGYG-HGUT-02160_protein_matches</text:p>
          </table:table-cell>
          <table:table-cell office:value-type="string" calcext:value-type="string">
            <text:p>GCF_020885915.1_ASM2088591v1_protein_matches</text:p>
          </table:table-cell>
          <table:table-cell table:formula="of:=EXACT([.A145];[.B1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404225.1_ASM40422v1_protein_matches</text:p>
          </table:table-cell>
          <table:table-cell office:value-type="string" calcext:value-type="string">
            <text:p>GCF_000017625.1_ASM1762v1_protein_matches</text:p>
          </table:table-cell>
          <table:table-cell table:formula="of:=EXACT([.A146];[.B1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285.1_ASM2528v1_protein_matches</text:p>
          </table:table-cell>
          <table:table-cell office:value-type="string" calcext:value-type="string">
            <text:p>GCF_018128925.1_ASM1812892v1_protein_matches</text:p>
          </table:table-cell>
          <table:table-cell table:formula="of:=EXACT([.A147];[.B1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12615.1_ASM141261v1_protein_matches</text:p>
          </table:table-cell>
          <table:table-cell office:value-type="string" calcext:value-type="string">
            <text:p>GCF_006740685.1_ASM674068v1_protein_matches</text:p>
          </table:table-cell>
          <table:table-cell table:formula="of:=EXACT([.A148];[.B1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7995.1_ASM21799v1_protein_matches</text:p>
          </table:table-cell>
          <table:table-cell office:value-type="string" calcext:value-type="string">
            <text:p>GCF_000204925.1_ASM20492v1_protein_matches</text:p>
          </table:table-cell>
          <table:table-cell table:formula="of:=EXACT([.A149];[.B1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3725.1_ASM1372v1_protein_matches</text:p>
          </table:table-cell>
          <table:table-cell office:value-type="string" calcext:value-type="string">
            <text:p>GCF_902387285.1_UHGG_MGYG-HGUT-02456_protein_matches</text:p>
          </table:table-cell>
          <table:table-cell table:formula="of:=EXACT([.A150];[.B1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23395.1_ASM22339v1_protein_matches</text:p>
          </table:table-cell>
          <table:table-cell office:value-type="string" calcext:value-type="string">
            <text:p>GCF_003711245.1_ASM371124v1_protein_matches</text:p>
          </table:table-cell>
          <table:table-cell table:formula="of:=EXACT([.A151];[.B1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669965.1_ASM1966996v1_protein_matches</text:p>
          </table:table-cell>
          <table:table-cell office:value-type="string" calcext:value-type="string">
            <text:p>GCF_000015805.1_ASM1580v1_protein_matches</text:p>
          </table:table-cell>
          <table:table-cell table:formula="of:=EXACT([.A152];[.B1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729015.1_ASM972901v1_protein_matches</text:p>
          </table:table-cell>
          <table:table-cell office:value-type="string" calcext:value-type="string">
            <text:p>GCF_000956175.1_ASM95617v1_protein_matches</text:p>
          </table:table-cell>
          <table:table-cell table:formula="of:=EXACT([.A153];[.B1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0706455.1_ASM1070645v1_protein_matches</text:p>
          </table:table-cell>
          <table:table-cell office:value-type="string" calcext:value-type="string">
            <text:p>GCF_000300255.2_ASM30025v2_protein_matches</text:p>
          </table:table-cell>
          <table:table-cell table:formula="of:=EXACT([.A154];[.B1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12635.1_Pyrococcus_chitonophagus_genome_sequence_protein_matches</text:p>
          </table:table-cell>
          <table:table-cell office:value-type="string" calcext:value-type="string">
            <text:p>GCF_003052125.1_ASM305212v1_protein_matches</text:p>
          </table:table-cell>
          <table:table-cell table:formula="of:=EXACT([.A155];[.B1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365.1_ASM2236v1_protein_matches</text:p>
          </table:table-cell>
          <table:table-cell office:value-type="string" calcext:value-type="string">
            <text:p>GCF_000263735.1_ASM26373v1_protein_matches</text:p>
          </table:table-cell>
          <table:table-cell table:formula="of:=EXACT([.A156];[.B1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04925.1_ASM20492v1_protein_matches</text:p>
          </table:table-cell>
          <table:table-cell office:value-type="string" calcext:value-type="string">
            <text:p>GCF_000011185.1_ASM1118v1_protein_matches</text:p>
          </table:table-cell>
          <table:table-cell table:formula="of:=EXACT([.A157];[.B1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63735.1_ASM26373v1_protein_matches</text:p>
          </table:table-cell>
          <table:table-cell office:value-type="string" calcext:value-type="string">
            <text:p>GCF_006274605.1_ASM627460v1_protein_matches</text:p>
          </table:table-cell>
          <table:table-cell table:formula="of:=EXACT([.A158];[.B1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605.1_ASM221460v1_protein_matches</text:p>
          </table:table-cell>
          <table:table-cell office:value-type="string" calcext:value-type="string">
            <text:p>GCF_000024625.1_ASM2462v1_protein_matches</text:p>
          </table:table-cell>
          <table:table-cell table:formula="of:=EXACT([.A159];[.B1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5525.1_ASM221552v1_protein_matches</text:p>
          </table:table-cell>
          <table:table-cell office:value-type="string" calcext:value-type="string">
            <text:p>GCF_000327485.1_ASM32748v1_protein_matches</text:p>
          </table:table-cell>
          <table:table-cell table:formula="of:=EXACT([.A160];[.B1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5405.1_ASM221540v1_protein_matches</text:p>
          </table:table-cell>
          <table:table-cell office:value-type="string" calcext:value-type="string">
            <text:p>GCF_000151205.2_ASM15120v2_protein_matches</text:p>
          </table:table-cell>
          <table:table-cell table:formula="of:=EXACT([.A161];[.B1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69655.1_ASM76965v1_protein_matches</text:p>
          </table:table-cell>
          <table:table-cell office:value-type="string" calcext:value-type="string">
            <text:p>GCF_000739065.1_ASM73906v1_protein_matches</text:p>
          </table:table-cell>
          <table:table-cell table:formula="of:=EXACT([.A162];[.B1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065.1_ASM706v1_protein_matches</text:p>
          </table:table-cell>
          <table:table-cell office:value-type="string" calcext:value-type="string">
            <text:p>GCF_000011125.1_ASM1112v1_protein_matches</text:p>
          </table:table-cell>
          <table:table-cell table:formula="of:=EXACT([.A163];[.B1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052125.1_ASM305212v1_protein_matches</text:p>
          </table:table-cell>
          <table:table-cell office:value-type="string" calcext:value-type="string">
            <text:p>GCF_000025525.1_ASM2552v1_protein_matches</text:p>
          </table:table-cell>
          <table:table-cell table:formula="of:=EXACT([.A164];[.B1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263745.1_ASM1926374v1_protein_matches</text:p>
          </table:table-cell>
          <table:table-cell office:value-type="string" calcext:value-type="string">
            <text:p>GCF_900012635.1_Pyrococcus_chitonophagus_genome_sequence_protein_matches</text:p>
          </table:table-cell>
          <table:table-cell table:formula="of:=EXACT([.A165];[.B1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5445.1_ASM221544v1_protein_matches</text:p>
          </table:table-cell>
          <table:table-cell office:value-type="string" calcext:value-type="string">
            <text:p>GCF_000828555.1_ASM82855v1_protein_matches</text:p>
          </table:table-cell>
          <table:table-cell table:formula="of:=EXACT([.A166];[.B1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6655.1_ASM19665v1_protein_matches</text:p>
          </table:table-cell>
          <table:table-cell office:value-type="string" calcext:value-type="string">
            <text:p>GCF_000008265.1_ASM826v1_protein_matches</text:p>
          </table:table-cell>
          <table:table-cell table:formula="of:=EXACT([.A167];[.B1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5485.1_ASM221548v1_protein_matches</text:p>
          </table:table-cell>
          <table:table-cell office:value-type="string" calcext:value-type="string">
            <text:p>GCF_000828535.1_ASM82853v1_protein_matches</text:p>
          </table:table-cell>
          <table:table-cell table:formula="of:=EXACT([.A168];[.B1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2285.1_ASM1228v1_protein_matches</text:p>
          </table:table-cell>
          <table:table-cell office:value-type="string" calcext:value-type="string">
            <text:p>GCF_000299365.1_ASM29936v1_protein_matches</text:p>
          </table:table-cell>
          <table:table-cell table:formula="of:=EXACT([.A169];[.B1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34805.1_ASM23480v1_protein_matches</text:p>
          </table:table-cell>
          <table:table-cell office:value-type="string" calcext:value-type="string">
            <text:p>GCF_000211475.1_ASM21147v1_protein_matches</text:p>
          </table:table-cell>
          <table:table-cell table:formula="of:=EXACT([.A170];[.B1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205.1_ASM97020v1_protein_matches</text:p>
          </table:table-cell>
          <table:table-cell office:value-type="string" calcext:value-type="string">
            <text:p>GCF_000234805.1_ASM23480v1_protein_matches</text:p>
          </table:table-cell>
          <table:table-cell table:formula="of:=EXACT([.A171];[.B1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28555.1_ASM82855v1_protein_matches</text:p>
          </table:table-cell>
          <table:table-cell office:value-type="string" calcext:value-type="string">
            <text:p>GCF_013407185.1_ASM1340718v1_protein_matches</text:p>
          </table:table-cell>
          <table:table-cell table:formula="of:=EXACT([.A172];[.B1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9965.1_ASM996v1_protein_matches</text:p>
          </table:table-cell>
          <table:table-cell office:value-type="string" calcext:value-type="string">
            <text:p>GCF_013407145.1_ASM1340714v1_protein_matches</text:p>
          </table:table-cell>
          <table:table-cell table:formula="of:=EXACT([.A173];[.B1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729035.1_ASM972903v1_protein_matches</text:p>
          </table:table-cell>
          <table:table-cell office:value-type="string" calcext:value-type="string">
            <text:p>GCF_002214605.1_ASM221460v1_protein_matches</text:p>
          </table:table-cell>
          <table:table-cell table:formula="of:=EXACT([.A174];[.B1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1475.1_ASM21147v1_protein_matches</text:p>
          </table:table-cell>
          <table:table-cell office:value-type="string" calcext:value-type="string">
            <text:p>GCF_000092305.1_ASM9230v1_protein_matches</text:p>
          </table:table-cell>
          <table:table-cell table:formula="of:=EXACT([.A175];[.B1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28535.1_ASM82853v1_protein_matches</text:p>
          </table:table-cell>
          <table:table-cell office:value-type="string" calcext:value-type="string">
            <text:p>GCF_003351865.1_ASM335186v1_protein_matches</text:p>
          </table:table-cell>
          <table:table-cell table:formula="of:=EXACT([.A176];[.B1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20645.1_ASM22064v1_protein_matches</text:p>
          </table:table-cell>
          <table:table-cell office:value-type="string" calcext:value-type="string">
            <text:p>GCF_000591035.1_ASM59103v1_protein_matches</text:p>
          </table:table-cell>
          <table:table-cell table:formula="of:=EXACT([.A177];[.B1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81685.1_ASM148168v1_protein_matches</text:p>
          </table:table-cell>
          <table:table-cell office:value-type="string" calcext:value-type="string">
            <text:p>GCF_000875775.1_ASM87577v1_protein_matches</text:p>
          </table:table-cell>
          <table:table-cell table:formula="of:=EXACT([.A178];[.B1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7945.1_ASM1794v1_protein_matches</text:p>
          </table:table-cell>
          <table:table-cell office:value-type="string" calcext:value-type="string">
            <text:p>GCF_009617975.1_ASM961797v1_protein_matches</text:p>
          </table:table-cell>
          <table:table-cell table:formula="of:=EXACT([.A179];[.B1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805.1_ASM1580v1_protein_matches</text:p>
          </table:table-cell>
          <table:table-cell office:value-type="string" calcext:value-type="string">
            <text:p>GCF_000091665.1_ASM9166v1_protein_matches</text:p>
          </table:table-cell>
          <table:table-cell table:formula="of:=EXACT([.A180];[.B1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40315.1_ASM34031v1_protein_matches</text:p>
          </table:table-cell>
          <table:table-cell office:value-type="string" calcext:value-type="string">
            <text:p>GCF_000007185.1_ASM718v1_protein_matches</text:p>
          </table:table-cell>
          <table:table-cell table:formula="of:=EXACT([.A181];[.B1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5565.1_ASM221556v1_protein_matches</text:p>
          </table:table-cell>
          <table:table-cell office:value-type="string" calcext:value-type="string">
            <text:p>GCF_009729015.1_ASM972901v1_protein_matches</text:p>
          </table:table-cell>
          <table:table-cell table:formula="of:=EXACT([.A182];[.B1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006045.1_ASM100604v1_protein_matches</text:p>
          </table:table-cell>
          <table:table-cell office:value-type="string" calcext:value-type="string">
            <text:p>GCF_000585495.1_ASM58549v1_protein_matches</text:p>
          </table:table-cell>
          <table:table-cell table:formula="of:=EXACT([.A183];[.B1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005.1_ASM1100v1_protein_matches</text:p>
          </table:table-cell>
          <table:table-cell office:value-type="string" calcext:value-type="string">
            <text:p>GCF_000800805.1_ASM80080v1_protein_matches</text:p>
          </table:table-cell>
          <table:table-cell table:formula="of:=EXACT([.A184];[.B1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175325.1_ASM1917532v1_protein_matches</text:p>
          </table:table-cell>
          <table:table-cell office:value-type="string" calcext:value-type="string">
            <text:p>GCF_000220645.1_ASM22064v1_protein_matches</text:p>
          </table:table-cell>
          <table:table-cell table:formula="of:=EXACT([.A185];[.B1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885.1_ASM96988v1_protein_matches</text:p>
          </table:table-cell>
          <table:table-cell office:value-type="string" calcext:value-type="string">
            <text:p>GCF_000299395.1_ASM29939v1_protein_matches</text:p>
          </table:table-cell>
          <table:table-cell table:formula="of:=EXACT([.A186];[.B1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343295.1_ASM1334329v1_protein_matches</text:p>
          </table:table-cell>
          <table:table-cell office:value-type="string" calcext:value-type="string">
            <text:p>GCF_002215405.1_ASM221540v1_protein_matches</text:p>
          </table:table-cell>
          <table:table-cell table:formula="of:=EXACT([.A187];[.B1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165.1_ASM97016v1_protein_matches</text:p>
          </table:table-cell>
          <table:table-cell office:value-type="string" calcext:value-type="string">
            <text:p>GCF_000385565.1_ASM38556v1_protein_matches</text:p>
          </table:table-cell>
          <table:table-cell table:formula="of:=EXACT([.A188];[.B1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38775.1_ASM33877v1_protein_matches</text:p>
          </table:table-cell>
          <table:table-cell office:value-type="string" calcext:value-type="string">
            <text:p>GCF_000025865.1_ASM2586v1_protein_matches</text:p>
          </table:table-cell>
          <table:table-cell table:formula="of:=EXACT([.A189];[.B1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245.1_ASM97024v1_protein_matches</text:p>
          </table:table-cell>
          <table:table-cell office:value-type="string" calcext:value-type="string">
            <text:p>GCF_002215525.1_ASM221552v1_protein_matches</text:p>
          </table:table-cell>
          <table:table-cell table:formula="of:=EXACT([.A190];[.B1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198835.1_chr_EXT12c_protein_matches</text:p>
          </table:table-cell>
          <table:table-cell office:value-type="string" calcext:value-type="string">
            <text:p>GCF_902827225.1_Methanocaldococcus_lauensis_SG7_protein_matches</text:p>
          </table:table-cell>
          <table:table-cell table:formula="of:=EXACT([.A191];[.B1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185.1_ASM97018v1_protein_matches</text:p>
          </table:table-cell>
          <table:table-cell office:value-type="string" calcext:value-type="string">
            <text:p>GCF_000145295.1_ASM14529v1_protein_matches</text:p>
          </table:table-cell>
          <table:table-cell table:formula="of:=EXACT([.A192];[.B1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201765.2_ASM320176v2_protein_matches</text:p>
          </table:table-cell>
          <table:table-cell office:value-type="string" calcext:value-type="string">
            <text:p>GCF_000253055.1_ASM25305v1_protein_matches</text:p>
          </table:table-cell>
          <table:table-cell table:formula="of:=EXACT([.A193];[.B1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095.1_ASM385209v1_protein_matches</text:p>
          </table:table-cell>
          <table:table-cell office:value-type="string" calcext:value-type="string">
            <text:p>GCF_000152265.2_ASM15226v2_protein_matches</text:p>
          </table:table-cell>
          <table:table-cell table:formula="of:=EXACT([.A194];[.B1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3445.1_ASM1344v1_protein_matches</text:p>
          </table:table-cell>
          <table:table-cell office:value-type="string" calcext:value-type="string">
            <text:p>GCF_000265525.1_ASM26552v1_protein_matches</text:p>
          </table:table-cell>
          <table:table-cell table:formula="of:=EXACT([.A195];[.B1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225.1_ASM97022v1_protein_matches</text:p>
          </table:table-cell>
          <table:table-cell office:value-type="string" calcext:value-type="string">
            <text:p>GCF_002078355.1_ASM207835v1_protein_matches</text:p>
          </table:table-cell>
          <table:table-cell table:formula="of:=EXACT([.A196];[.B1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39065.1_ASM73906v1_protein_matches</text:p>
          </table:table-cell>
          <table:table-cell office:value-type="string" calcext:value-type="string">
            <text:p>GCF_900198835.1_chr_EXT12c_protein_matches</text:p>
          </table:table-cell>
          <table:table-cell table:formula="of:=EXACT([.A197];[.B1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7185.1_ASM1340718v1_protein_matches</text:p>
          </table:table-cell>
          <table:table-cell office:value-type="string" calcext:value-type="string">
            <text:p>GCF_000012285.1_ASM1228v1_protein_matches</text:p>
          </table:table-cell>
          <table:table-cell table:formula="of:=EXACT([.A198];[.B1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7165.1_ASM1340716v1_protein_matches</text:p>
          </table:table-cell>
          <table:table-cell office:value-type="string" calcext:value-type="string">
            <text:p>GCF_000251105.1_ASM25110v1_protein_matches</text:p>
          </table:table-cell>
          <table:table-cell table:formula="of:=EXACT([.A199];[.B1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66095.1_ASM16609v1_protein_matches</text:p>
          </table:table-cell>
          <table:table-cell office:value-type="string" calcext:value-type="string">
            <text:p>GCF_000258425.1_ASM25842v1_protein_matches</text:p>
          </table:table-cell>
          <table:table-cell table:formula="of:=EXACT([.A200];[.B2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135.1_ASM385213v1_protein_matches</text:p>
          </table:table-cell>
          <table:table-cell office:value-type="string" calcext:value-type="string">
            <text:p>GCF_000018465.1_ASM1846v1_protein_matches</text:p>
          </table:table-cell>
          <table:table-cell table:formula="of:=EXACT([.A201];[.B2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195.1_ASM385219v1_protein_matches</text:p>
          </table:table-cell>
          <table:table-cell office:value-type="string" calcext:value-type="string">
            <text:p>GCF_002215445.1_ASM221544v1_protein_matches</text:p>
          </table:table-cell>
          <table:table-cell table:formula="of:=EXACT([.A202];[.B2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704315.1_ASM1970431v1_protein_matches</text:p>
          </table:table-cell>
          <table:table-cell office:value-type="string" calcext:value-type="string">
            <text:p>GCF_000009965.1_ASM996v1_protein_matches</text:p>
          </table:table-cell>
          <table:table-cell table:formula="of:=EXACT([.A203];[.B2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925.1_ASM96992v1_protein_matches</text:p>
          </table:table-cell>
          <table:table-cell office:value-type="string" calcext:value-type="string">
            <text:p>GCF_002215485.1_ASM221548v1_protein_matches</text:p>
          </table:table-cell>
          <table:table-cell table:formula="of:=EXACT([.A204];[.B2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215.1_ASM385221v1_protein_matches</text:p>
          </table:table-cell>
          <table:table-cell office:value-type="string" calcext:value-type="string">
            <text:p>GCF_000304355.2_Mb_MS2_protein_matches</text:p>
          </table:table-cell>
          <table:table-cell table:formula="of:=EXACT([.A205];[.B2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201835.2_ASM320183v2_protein_matches</text:p>
          </table:table-cell>
          <table:table-cell office:value-type="string" calcext:value-type="string">
            <text:p>GCF_002214525.1_ASM221452v1_protein_matches</text:p>
          </table:table-cell>
          <table:table-cell table:formula="of:=EXACT([.A206];[.B2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175.1_ASM385217v1_protein_matches</text:p>
          </table:table-cell>
          <table:table-cell office:value-type="string" calcext:value-type="string">
            <text:p>GCF_002214365.1_ASM221436v1_protein_matches</text:p>
          </table:table-cell>
          <table:table-cell table:formula="of:=EXACT([.A207];[.B2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304615.2_ASM130461v2_protein_matches</text:p>
          </table:table-cell>
          <table:table-cell office:value-type="string" calcext:value-type="string">
            <text:p>GCF_002214585.1_ASM221458v1_protein_matches</text:p>
          </table:table-cell>
          <table:table-cell table:formula="of:=EXACT([.A208];[.B2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3985.1_ASM2398v1_protein_matches</text:p>
          </table:table-cell>
          <table:table-cell office:value-type="string" calcext:value-type="string">
            <text:p>GCF_000195915.1_ASM19591v1_protein_matches</text:p>
          </table:table-cell>
          <table:table-cell table:formula="of:=EXACT([.A209];[.B2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6274605.1_ASM627460v1_protein_matches</text:p>
          </table:table-cell>
          <table:table-cell office:value-type="string" calcext:value-type="string">
            <text:p>GCF_000195935.2_ASM19593v2_protein_matches</text:p>
          </table:table-cell>
          <table:table-cell table:formula="of:=EXACT([.A210];[.B2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155.1_ASM385215v1_protein_matches</text:p>
          </table:table-cell>
          <table:table-cell office:value-type="string" calcext:value-type="string">
            <text:p>GCF_000217995.1_ASM21799v1_protein_matches</text:p>
          </table:table-cell>
          <table:table-cell table:formula="of:=EXACT([.A211];[.B2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266735.1_ASM126673v1_protein_matches</text:p>
          </table:table-cell>
          <table:table-cell office:value-type="string" calcext:value-type="string">
            <text:p>GCF_000013725.1_ASM1372v1_protein_matches</text:p>
          </table:table-cell>
          <table:table-cell table:formula="of:=EXACT([.A212];[.B2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156965.1_ASM215696v1_protein_matches</text:p>
          </table:table-cell>
          <table:table-cell office:value-type="string" calcext:value-type="string">
            <text:p>GCF_001592435.1_ASM159243v1_protein_matches</text:p>
          </table:table-cell>
          <table:table-cell table:formula="of:=EXACT([.A213];[.B2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51205.2_ASM15120v2_protein_matches</text:p>
          </table:table-cell>
          <table:table-cell office:value-type="string" calcext:value-type="string">
            <text:p>GCF_000264495.1_ASM26449v1_protein_matches</text:p>
          </table:table-cell>
          <table:table-cell table:formula="of:=EXACT([.A214];[.B2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5935.2_ASM19593v2_protein_matches</text:p>
          </table:table-cell>
          <table:table-cell office:value-type="string" calcext:value-type="string">
            <text:p>GCF_013343295.1_ASM1334329v1_protein_matches</text:p>
          </table:table-cell>
          <table:table-cell table:formula="of:=EXACT([.A215];[.B2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205.1_ASM1120v1_protein_matches</text:p>
          </table:table-cell>
          <table:table-cell office:value-type="string" calcext:value-type="string">
            <text:p>GCF_001889405.1_ASM188940v1_protein_matches</text:p>
          </table:table-cell>
          <table:table-cell table:formula="of:=EXACT([.A216];[.B2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266715.1_ASM126671v1_protein_matches</text:p>
          </table:table-cell>
          <table:table-cell office:value-type="string" calcext:value-type="string">
            <text:p>GCF_000734035.1_ASM73403v1_protein_matches</text:p>
          </table:table-cell>
          <table:table-cell table:formula="of:=EXACT([.A217];[.B2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266655.1_ASM126665v1_protein_matches</text:p>
          </table:table-cell>
          <table:table-cell office:value-type="string" calcext:value-type="string">
            <text:p>GCF_009729035.1_ASM972903v1_protein_matches</text:p>
          </table:table-cell>
          <table:table-cell table:formula="of:=EXACT([.A218];[.B2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28665.1_ASM32866v1_protein_matches</text:p>
          </table:table-cell>
          <table:table-cell office:value-type="string" calcext:value-type="string">
            <text:p>GCF_009914355.1_ASM991435v1_protein_matches</text:p>
          </table:table-cell>
          <table:table-cell table:formula="of:=EXACT([.A219];[.B2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266695.1_ASM126669v1_protein_matches</text:p>
          </table:table-cell>
          <table:table-cell office:value-type="string" calcext:value-type="string">
            <text:p>GCF_000340315.1_ASM34031v1_protein_matches</text:p>
          </table:table-cell>
          <table:table-cell table:formula="of:=EXACT([.A220];[.B2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52265.2_ASM15226v2_protein_matches</text:p>
          </table:table-cell>
          <table:table-cell office:value-type="string" calcext:value-type="string">
            <text:p>GCF_000017165.1_ASM1716v1_protein_matches</text:p>
          </table:table-cell>
          <table:table-cell table:formula="of:=EXACT([.A221];[.B2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266675.1_ASM126667v1_protein_matches</text:p>
          </table:table-cell>
          <table:table-cell office:value-type="string" calcext:value-type="string">
            <text:p>GCF_000016125.1_ASM1612v1_protein_matches</text:p>
          </table:table-cell>
          <table:table-cell table:formula="of:=EXACT([.A222];[.B2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56175.1_ASM95617v1_protein_matches</text:p>
          </table:table-cell>
          <table:table-cell office:value-type="string" calcext:value-type="string">
            <text:p>GCF_000015825.1_ASM1582v1_protein_matches</text:p>
          </table:table-cell>
          <table:table-cell table:formula="of:=EXACT([.A223];[.B2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175305.1_ASM1917530v1_protein_matches</text:p>
          </table:table-cell>
          <table:table-cell office:value-type="string" calcext:value-type="string">
            <text:p>GCF_002214385.1_ASM221438v1_protein_matches</text:p>
          </table:table-cell>
          <table:table-cell table:formula="of:=EXACT([.A224];[.B2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365.1_ASM221436v1_protein_matches</text:p>
          </table:table-cell>
          <table:table-cell office:value-type="string" calcext:value-type="string">
            <text:p>GCF_002215565.1_ASM221556v1_protein_matches</text:p>
          </table:table-cell>
          <table:table-cell table:formula="of:=EXACT([.A225];[.B2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045.1_ASM97004v1_protein_matches</text:p>
          </table:table-cell>
          <table:table-cell office:value-type="string" calcext:value-type="string">
            <text:p>GCF_900036045.1_Methanoculleus_sp_MAB1_protein_matches</text:p>
          </table:table-cell>
          <table:table-cell table:formula="of:=EXACT([.A226];[.B2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729055.1_ASM972905v1_protein_matches</text:p>
          </table:table-cell>
          <table:table-cell office:value-type="string" calcext:value-type="string">
            <text:p>GCF_001577775.1_ASM157777v1_protein_matches</text:p>
          </table:table-cell>
          <table:table-cell table:formula="of:=EXACT([.A227];[.B2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813675.1_ASM281367v1_protein_matches</text:p>
          </table:table-cell>
          <table:table-cell office:value-type="string" calcext:value-type="string">
            <text:p>GCF_000338775.1_ASM33877v1_protein_matches</text:p>
          </table:table-cell>
          <table:table-cell table:formula="of:=EXACT([.A228];[.B2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525.1_ASM2552v1_protein_matches</text:p>
          </table:table-cell>
          <table:table-cell office:value-type="string" calcext:value-type="string">
            <text:p>GCF_000021965.1_ASM2196v1_protein_matches</text:p>
          </table:table-cell>
          <table:table-cell table:formula="of:=EXACT([.A229];[.B2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48385.1_ASM14838v1_protein_matches</text:p>
          </table:table-cell>
          <table:table-cell office:value-type="string" calcext:value-type="string">
            <text:p>GCF_008326385.1_SulIC007_1.0_protein_matches</text:p>
          </table:table-cell>
          <table:table-cell table:formula="of:=EXACT([.A230];[.B2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4625.1_ASM2462v1_protein_matches</text:p>
          </table:table-cell>
          <table:table-cell office:value-type="string" calcext:value-type="string">
            <text:p>GCF_008326425.1_SulIC006_1.0_protein_matches</text:p>
          </table:table-cell>
          <table:table-cell table:formula="of:=EXACT([.A231];[.B2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078355.1_ASM207835v1_protein_matches</text:p>
          </table:table-cell>
          <table:table-cell office:value-type="string" calcext:value-type="string">
            <text:p>GCF_000018365.1_ASM1836v1_protein_matches</text:p>
          </table:table-cell>
          <table:table-cell table:formula="of:=EXACT([.A232];[.B2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2387285.1_UHGG_MGYG-HGUT-02456_protein_matches</text:p>
          </table:table-cell>
          <table:table-cell office:value-type="string" calcext:value-type="string">
            <text:p>GCF_008152015.1_ASM815201v1_protein_matches</text:p>
          </table:table-cell>
          <table:table-cell table:formula="of:=EXACT([.A233];[.B2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04415.1_ASM20441v1_protein_matches</text:p>
          </table:table-cell>
          <table:table-cell office:value-type="string" calcext:value-type="string">
            <text:p>GCF_000196655.1_ASM19665v1_protein_matches</text:p>
          </table:table-cell>
          <table:table-cell table:formula="of:=EXACT([.A234];[.B2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647085.1_ASM164708v1_protein_matches</text:p>
          </table:table-cell>
          <table:table-cell office:value-type="string" calcext:value-type="string">
            <text:p>GCF_013388255.1_ASM1338825v1_protein_matches</text:p>
          </table:table-cell>
          <table:table-cell table:formula="of:=EXACT([.A235];[.B2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8128925.1_ASM1812892v1_protein_matches</text:p>
          </table:table-cell>
          <table:table-cell office:value-type="string" calcext:value-type="string">
            <text:p>GCF_019669925.1_ASM1966992v1_protein_matches</text:p>
          </table:table-cell>
          <table:table-cell table:formula="of:=EXACT([.A236];[.B2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711245.1_ASM371124v1_protein_matches</text:p>
          </table:table-cell>
          <table:table-cell office:value-type="string" calcext:value-type="string">
            <text:p>GCF_000008665.1_ASM866v1_protein_matches</text:p>
          </table:table-cell>
          <table:table-cell table:formula="of:=EXACT([.A237];[.B2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63445.1_ASM6344v1_protein_matches</text:p>
          </table:table-cell>
          <table:table-cell office:value-type="string" calcext:value-type="string">
            <text:p>GCF_000404165.1_ASM40416v1_protein_matches</text:p>
          </table:table-cell>
          <table:table-cell table:formula="of:=EXACT([.A238];[.B2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351865.1_ASM335186v1_protein_matches</text:p>
          </table:table-cell>
          <table:table-cell office:value-type="string" calcext:value-type="string">
            <text:p>GCF_003201765.2_ASM320176v2_protein_matches</text:p>
          </table:table-cell>
          <table:table-cell table:formula="of:=EXACT([.A239];[.B2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00255.2_ASM30025v2_protein_matches</text:p>
          </table:table-cell>
          <table:table-cell office:value-type="string" calcext:value-type="string">
            <text:p>GCF_008033705.1_ASM803370v1_protein_matches</text:p>
          </table:table-cell>
          <table:table-cell table:formula="of:=EXACT([.A240];[.B2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45295.1_ASM14529v1_protein_matches</text:p>
          </table:table-cell>
          <table:table-cell office:value-type="string" calcext:value-type="string">
            <text:p>GCF_002787055.1_ASM278705v1_protein_matches</text:p>
          </table:table-cell>
          <table:table-cell table:formula="of:=EXACT([.A241];[.B2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53055.1_ASM25305v1_protein_matches</text:p>
          </table:table-cell>
          <table:table-cell office:value-type="string" calcext:value-type="string">
            <text:p>GCF_000014945.1_ASM1494v1_protein_matches</text:p>
          </table:table-cell>
          <table:table-cell table:formula="of:=EXACT([.A242];[.B2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8265.1_ASM826v1_protein_matches</text:p>
          </table:table-cell>
          <table:table-cell office:value-type="string" calcext:value-type="string">
            <text:p>GCF_000970325.1_ASM97032v1_protein_matches</text:p>
          </table:table-cell>
          <table:table-cell table:formula="of:=EXACT([.A243];[.B2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326425.1_SulIC006_1.0_protein_matches</text:p>
          </table:table-cell>
          <table:table-cell office:value-type="string" calcext:value-type="string">
            <text:p>GCF_001484685.1_ASM148468v1_protein_matches</text:p>
          </table:table-cell>
          <table:table-cell table:formula="of:=EXACT([.A244];[.B2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8395.2_ASM96839v2_protein_matches</text:p>
          </table:table-cell>
          <table:table-cell office:value-type="string" calcext:value-type="string">
            <text:p>GCF_003431325.1_ASM343132v1_protein_matches</text:p>
          </table:table-cell>
          <table:table-cell table:formula="of:=EXACT([.A245];[.B2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8355.2_ASM96835v2_protein_matches</text:p>
          </table:table-cell>
          <table:table-cell office:value-type="string" calcext:value-type="string">
            <text:p>GCF_000147875.1_ASM14787v1_protein_matches</text:p>
          </table:table-cell>
          <table:table-cell table:formula="of:=EXACT([.A246];[.B2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326385.1_SulIC007_1.0_protein_matches</text:p>
          </table:table-cell>
          <table:table-cell office:value-type="string" calcext:value-type="string">
            <text:p>GCF_000144915.1_ASM14491v1_protein_matches</text:p>
          </table:table-cell>
          <table:table-cell table:formula="of:=EXACT([.A247];[.B2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6125.1_ASM1612v1_protein_matches</text:p>
          </table:table-cell>
          <table:table-cell office:value-type="string" calcext:value-type="string">
            <text:p>GCF_009917665.1_ASM991766v1_protein_matches</text:p>
          </table:table-cell>
          <table:table-cell table:formula="of:=EXACT([.A248];[.B2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8435.2_ASM96843v2_protein_matches</text:p>
          </table:table-cell>
          <table:table-cell office:value-type="string" calcext:value-type="string">
            <text:p>GCF_902384015.1_UHGG_MGYG-HGUT-02164_protein_matches</text:p>
          </table:table-cell>
          <table:table-cell table:formula="of:=EXACT([.A249];[.B2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116695.1_ASM211669v1_protein_matches</text:p>
          </table:table-cell>
          <table:table-cell office:value-type="string" calcext:value-type="string">
            <text:p>GCF_000025505.1_ASM2550v1_protein_matches</text:p>
          </table:table-cell>
          <table:table-cell table:formula="of:=EXACT([.A250];[.B2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75775.1_ASM87577v1_protein_matches</text:p>
          </table:table-cell>
          <table:table-cell office:value-type="string" calcext:value-type="string">
            <text:p>GCF_000725425.1_ASM72542v1_protein_matches</text:p>
          </table:table-cell>
          <table:table-cell table:formula="of:=EXACT([.A251];[.B2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6740685.1_ASM674068v1_protein_matches</text:p>
          </table:table-cell>
          <table:table-cell office:value-type="string" calcext:value-type="string">
            <text:p>GCF_001266735.1_ASM126673v1_protein_matches</text:p>
          </table:table-cell>
          <table:table-cell table:formula="of:=EXACT([.A252];[.B2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719125.1_ASM171912v1_protein_matches</text:p>
          </table:table-cell>
          <table:table-cell office:value-type="string" calcext:value-type="string">
            <text:p>GCF_000012545.1_ASM1254v1_protein_matches</text:p>
          </table:table-cell>
          <table:table-cell table:formula="of:=EXACT([.A253];[.B2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340765.1_NAS2_1.0_protein_matches</text:p>
          </table:table-cell>
          <table:table-cell office:value-type="string" calcext:value-type="string">
            <text:p>GCF_000011585.1_ASM1158v1_protein_matches</text:p>
          </table:table-cell>
          <table:table-cell table:formula="of:=EXACT([.A254];[.B2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285.1_ASM97028v1_protein_matches</text:p>
          </table:table-cell>
          <table:table-cell office:value-type="string" calcext:value-type="string">
            <text:p>GCF_013407385.1_ASM1340738v1_protein_matches</text:p>
          </table:table-cell>
          <table:table-cell table:formula="of:=EXACT([.A255];[.B2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305.1_ASM97030v1_protein_matches</text:p>
          </table:table-cell>
          <table:table-cell office:value-type="string" calcext:value-type="string">
            <text:p>GCF_000955905.1_ASM95590v3_protein_matches</text:p>
          </table:table-cell>
          <table:table-cell table:formula="of:=EXACT([.A256];[.B2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84685.1_ASM148468v1_protein_matches</text:p>
          </table:table-cell>
          <table:table-cell office:value-type="string" calcext:value-type="string">
            <text:p>GCF_000812185.1_ASM81218v1_protein_matches</text:p>
          </table:table-cell>
          <table:table-cell table:formula="of:=EXACT([.A257];[.B2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91665.1_ASM9166v1_protein_matches</text:p>
          </table:table-cell>
          <table:table-cell office:value-type="string" calcext:value-type="string">
            <text:p>GCF_900083515.1_ASM90008351v1_protein_matches</text:p>
          </table:table-cell>
          <table:table-cell table:formula="of:=EXACT([.A258];[.B2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813695.1_ASM281369v1_protein_matches</text:p>
          </table:table-cell>
          <table:table-cell office:value-type="string" calcext:value-type="string">
            <text:p>GCF_000011205.1_ASM1120v1_protein_matches</text:p>
          </table:table-cell>
          <table:table-cell table:formula="of:=EXACT([.A259];[.B2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5222525.1_ASM522252v1_protein_matches</text:p>
          </table:table-cell>
          <table:table-cell office:value-type="string" calcext:value-type="string">
            <text:p>GCF_000221185.1_ASM22118v1_protein_matches</text:p>
          </table:table-cell>
          <table:table-cell table:formula="of:=EXACT([.A260];[.B2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5665.1_ASM2566v1_protein_matches</text:p>
          </table:table-cell>
          <table:table-cell office:value-type="string" calcext:value-type="string">
            <text:p>GCF_019669965.1_ASM1966996v1_protein_matches</text:p>
          </table:table-cell>
          <table:table-cell table:formula="of:=EXACT([.A261];[.B2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465.1_ASM2246v1_protein_matches</text:p>
          </table:table-cell>
          <table:table-cell office:value-type="string" calcext:value-type="string">
            <text:p>GCF_003852095.1_ASM385209v1_protein_matches</text:p>
          </table:table-cell>
          <table:table-cell table:formula="of:=EXACT([.A262];[.B2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852115.1_ASM385211v1_protein_matches</text:p>
          </table:table-cell>
          <table:table-cell office:value-type="string" calcext:value-type="string">
            <text:p>GCF_000011105.1_ASM1110v1_protein_matches</text:p>
          </table:table-cell>
          <table:table-cell table:formula="of:=EXACT([.A263];[.B2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7165.1_ASM1716v1_protein_matches</text:p>
          </table:table-cell>
          <table:table-cell office:value-type="string" calcext:value-type="string">
            <text:p>GCF_001266715.1_ASM126671v1_protein_matches</text:p>
          </table:table-cell>
          <table:table-cell table:formula="of:=EXACT([.A264];[.B2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85495.1_ASM58549v1_protein_matches</text:p>
          </table:table-cell>
          <table:table-cell office:value-type="string" calcext:value-type="string">
            <text:p>GCF_001266655.1_ASM126665v1_protein_matches</text:p>
          </table:table-cell>
          <table:table-cell table:formula="of:=EXACT([.A265];[.B2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985.1_ASM96998v1_protein_matches</text:p>
          </table:table-cell>
          <table:table-cell office:value-type="string" calcext:value-type="string">
            <text:p>GCF_001266695.1_ASM126669v1_protein_matches</text:p>
          </table:table-cell>
          <table:table-cell table:formula="of:=EXACT([.A266];[.B2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345.1_ASM734v1_protein_matches</text:p>
          </table:table-cell>
          <table:table-cell office:value-type="string" calcext:value-type="string">
            <text:p>GCF_001266675.1_ASM126667v1_protein_matches</text:p>
          </table:table-cell>
          <table:table-cell table:formula="of:=EXACT([.A267];[.B2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152015.1_ASM815201v1_protein_matches</text:p>
          </table:table-cell>
          <table:table-cell office:value-type="string" calcext:value-type="string">
            <text:p>GCF_000179575.2_ASM17957v2_protein_matches</text:p>
          </table:table-cell>
          <table:table-cell table:formula="of:=EXACT([.A268];[.B2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585.1_ASM221458v1_protein_matches</text:p>
          </table:table-cell>
          <table:table-cell office:value-type="string" calcext:value-type="string">
            <text:p>GCF_001006045.1_ASM100604v1_protein_matches</text:p>
          </table:table-cell>
          <table:table-cell table:formula="of:=EXACT([.A269];[.B2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92305.1_ASM9230v1_protein_matches</text:p>
          </table:table-cell>
          <table:table-cell office:value-type="string" calcext:value-type="string">
            <text:p>GCF_000816105.1_ASM81610v1_protein_matches</text:p>
          </table:table-cell>
          <table:table-cell table:formula="of:=EXACT([.A270];[.B2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25425.1_ASM72542v1_protein_matches</text:p>
          </table:table-cell>
          <table:table-cell office:value-type="string" calcext:value-type="string">
            <text:p>GCF_000215995.1_ASM21599v1_protein_matches</text:p>
          </table:table-cell>
          <table:table-cell table:formula="of:=EXACT([.A271];[.B2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027005.1_ASM102700v1_protein_matches</text:p>
          </table:table-cell>
          <table:table-cell office:value-type="string" calcext:value-type="string">
            <text:p>GCF_000317795.1_ASM31779v1_protein_matches</text:p>
          </table:table-cell>
          <table:table-cell table:formula="of:=EXACT([.A272];[.B2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265.1_ASM97026v1_protein_matches</text:p>
          </table:table-cell>
          <table:table-cell office:value-type="string" calcext:value-type="string">
            <text:p>GCF_003852175.1_ASM385217v1_protein_matches</text:p>
          </table:table-cell>
          <table:table-cell table:formula="of:=EXACT([.A273];[.B2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8465.1_ASM1846v1_protein_matches</text:p>
          </table:table-cell>
          <table:table-cell office:value-type="string" calcext:value-type="string">
            <text:p>GCF_019175325.1_ASM1917532v1_protein_matches</text:p>
          </table:table-cell>
          <table:table-cell table:formula="of:=EXACT([.A274];[.B2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005.1_ASM700v1_protein_matches</text:p>
          </table:table-cell>
          <table:table-cell office:value-type="string" calcext:value-type="string">
            <text:p>GCF_003852135.1_ASM385213v1_protein_matches</text:p>
          </table:table-cell>
          <table:table-cell table:formula="of:=EXACT([.A275];[.B2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592435.1_ASM159243v1_protein_matches</text:p>
          </table:table-cell>
          <table:table-cell office:value-type="string" calcext:value-type="string">
            <text:p>GCF_003852195.1_ASM385219v1_protein_matches</text:p>
          </table:table-cell>
          <table:table-cell table:formula="of:=EXACT([.A276];[.B2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201675.2_ASM320167v2_protein_matches</text:p>
          </table:table-cell>
          <table:table-cell office:value-type="string" calcext:value-type="string">
            <text:p>GCF_003852155.1_ASM385215v1_protein_matches</text:p>
          </table:table-cell>
          <table:table-cell table:formula="of:=EXACT([.A277];[.B2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914355.1_ASM991435v1_protein_matches</text:p>
          </table:table-cell>
          <table:table-cell office:value-type="string" calcext:value-type="string">
            <text:p>GCF_003852215.1_ASM385221v1_protein_matches</text:p>
          </table:table-cell>
          <table:table-cell table:formula="of:=EXACT([.A278];[.B2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025.1_ASM97002v1_protein_matches</text:p>
          </table:table-cell>
          <table:table-cell office:value-type="string" calcext:value-type="string">
            <text:p>GCF_000828575.1_ASM82857v1_protein_matches</text:p>
          </table:table-cell>
          <table:table-cell table:formula="of:=EXACT([.A279];[.B2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033705.1_ASM803370v1_protein_matches</text:p>
          </table:table-cell>
          <table:table-cell office:value-type="string" calcext:value-type="string">
            <text:p>GCF_014876775.1_ASM1487677v1_protein_matches</text:p>
          </table:table-cell>
          <table:table-cell table:formula="of:=EXACT([.A280];[.B2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2827225.1_Methanocaldococcus_lauensis_SG7_protein_matches</text:p>
          </table:table-cell>
          <table:table-cell office:value-type="string" calcext:value-type="string">
            <text:p>GCF_000193375.1_ASM19337v1_protein_matches</text:p>
          </table:table-cell>
          <table:table-cell table:formula="of:=EXACT([.A281];[.B2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404165.1_ASM40416v1_protein_matches</text:p>
          </table:table-cell>
          <table:table-cell office:value-type="string" calcext:value-type="string">
            <text:p>GCF_000148385.1_ASM14838v1_protein_matches</text:p>
          </table:table-cell>
          <table:table-cell table:formula="of:=EXACT([.A282];[.B2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8502485.1_ASM1850248v1_protein_matches</text:p>
          </table:table-cell>
          <table:table-cell office:value-type="string" calcext:value-type="string">
            <text:p>GCF_904067545.1_T_caminus_IRI35c_protein_matches</text:p>
          </table:table-cell>
          <table:table-cell table:formula="of:=EXACT([.A283];[.B2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385.1_ASM2238v1_protein_matches</text:p>
          </table:table-cell>
          <table:table-cell office:value-type="string" calcext:value-type="string">
            <text:p>GCF_003201675.2_ASM320167v2_protein_matches</text:p>
          </table:table-cell>
          <table:table-cell table:formula="of:=EXACT([.A284];[.B2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005.1_ASM97000v1_protein_matches</text:p>
          </table:table-cell>
          <table:table-cell office:value-type="string" calcext:value-type="string">
            <text:p>GCF_019263745.1_ASM1926374v1_protein_matches</text:p>
          </table:table-cell>
          <table:table-cell table:formula="of:=EXACT([.A285];[.B2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89555.1_ASM18955v1_protein_matches</text:p>
          </table:table-cell>
          <table:table-cell office:value-type="string" calcext:value-type="string">
            <text:p>GCF_019704315.1_ASM1970431v1_protein_matches</text:p>
          </table:table-cell>
          <table:table-cell table:formula="of:=EXACT([.A286];[.B2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7145.1_ASM1340714v1_protein_matches</text:p>
          </table:table-cell>
          <table:table-cell office:value-type="string" calcext:value-type="string">
            <text:p>GCF_902813195.1_Essen_protein_matches</text:p>
          </table:table-cell>
          <table:table-cell table:formula="of:=EXACT([.A287];[.B2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30285.1_ASM73028v1_protein_matches</text:p>
          </table:table-cell>
          <table:table-cell office:value-type="string" calcext:value-type="string">
            <text:p>GCF_013407275.1_ASM1340727v1_protein_matches</text:p>
          </table:table-cell>
          <table:table-cell table:formula="of:=EXACT([.A288];[.B2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185.1_ASM1118v1_protein_matches</text:p>
          </table:table-cell>
          <table:table-cell office:value-type="string" calcext:value-type="string">
            <text:p>GCF_002813085.1_ASM281308v1_protein_matches</text:p>
          </table:table-cell>
          <table:table-cell table:formula="of:=EXACT([.A289];[.B2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8245085.1_ASM824508v1_protein_matches</text:p>
          </table:table-cell>
          <table:table-cell office:value-type="string" calcext:value-type="string">
            <text:p>GCF_900090055.1_C.divulgatum_PM4_protein_matches</text:p>
          </table:table-cell>
          <table:table-cell table:formula="of:=EXACT([.A290];[.B2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125.1_ASM1112v1_protein_matches</text:p>
          </table:table-cell>
          <table:table-cell office:value-type="string" calcext:value-type="string">
            <text:p>GCF_002214545.1_ASM221454v1_protein_matches</text:p>
          </table:table-cell>
          <table:table-cell table:formula="of:=EXACT([.A291];[.B2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8365.1_ASM1836v1_protein_matches</text:p>
          </table:table-cell>
          <table:table-cell office:value-type="string" calcext:value-type="string">
            <text:p>GCF_000016525.1_ASM1652v1_protein_matches</text:p>
          </table:table-cell>
          <table:table-cell table:formula="of:=EXACT([.A292];[.B2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65525.1_ASM26552v1_protein_matches</text:p>
          </table:table-cell>
          <table:table-cell office:value-type="string" calcext:value-type="string">
            <text:p>GCF_002214485.1_ASM221448v1_protein_matches</text:p>
          </table:table-cell>
          <table:table-cell table:formula="of:=EXACT([.A293];[.B2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95295.1_MCBB_protein_matches</text:p>
          </table:table-cell>
          <table:table-cell office:value-type="string" calcext:value-type="string">
            <text:p>GCF_000151105.2_ASM15110v2_protein_matches</text:p>
          </table:table-cell>
          <table:table-cell table:formula="of:=EXACT([.A294];[.B2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485.1_ASM2248v1_protein_matches</text:p>
          </table:table-cell>
          <table:table-cell office:value-type="string" calcext:value-type="string">
            <text:p>GCF_000698785.1_ASM69878v1_protein_matches</text:p>
          </table:table-cell>
          <table:table-cell table:formula="of:=EXACT([.A295];[.B2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945325.1_ASM294532v1_protein_matches</text:p>
          </table:table-cell>
          <table:table-cell office:value-type="string" calcext:value-type="string">
            <text:p>GCF_000517445.1_ASM51744v1_protein_matches</text:p>
          </table:table-cell>
          <table:table-cell table:formula="of:=EXACT([.A296];[.B2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065.1_ASM97006v1_protein_matches</text:p>
          </table:table-cell>
          <table:table-cell office:value-type="string" calcext:value-type="string">
            <text:p>GCF_008245085.1_ASM824508v1_protein_matches</text:p>
          </table:table-cell>
          <table:table-cell table:formula="of:=EXACT([.A297];[.B2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585.1_ASM1158v1_protein_matches</text:p>
          </table:table-cell>
          <table:table-cell office:value-type="string" calcext:value-type="string">
            <text:p>GCF_002945325.1_ASM294532v1_protein_matches</text:p>
          </table:table-cell>
          <table:table-cell table:formula="of:=EXACT([.A298];[.B2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2813195.1_Essen_protein_matches</text:p>
          </table:table-cell>
          <table:table-cell office:value-type="string" calcext:value-type="string">
            <text:p>GCF_000186365.1_ASM18636v1_protein_matches</text:p>
          </table:table-cell>
          <table:table-cell table:formula="of:=EXACT([.A299];[.B2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36045.1_Methanoculleus_sp_MAB1_protein_matches</text:p>
          </table:table-cell>
          <table:table-cell office:value-type="string" calcext:value-type="string">
            <text:p>GCF_005222525.1_ASM522252v1_protein_matches</text:p>
          </table:table-cell>
          <table:table-cell table:formula="of:=EXACT([.A300];[.B3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2222305.1_ASM1222230v1_protein_matches</text:p>
          </table:table-cell>
          <table:table-cell office:value-type="string" calcext:value-type="string">
            <text:p>GCF_000092185.1_ASM9218v1_protein_matches</text:p>
          </table:table-cell>
          <table:table-cell table:formula="of:=EXACT([.A301];[.B3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669925.1_ASM1966992v1_protein_matches</text:p>
          </table:table-cell>
          <table:table-cell office:value-type="string" calcext:value-type="string">
            <text:p>GCF_000813245.1_ASM81324v1_protein_matches</text:p>
          </table:table-cell>
          <table:table-cell table:formula="of:=EXACT([.A302];[.B3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813655.1_ASM281365v1_protein_matches</text:p>
          </table:table-cell>
          <table:table-cell office:value-type="string" calcext:value-type="string">
            <text:p>GCF_000017185.1_ASM1718v1_protein_matches</text:p>
          </table:table-cell>
          <table:table-cell table:formula="of:=EXACT([.A303];[.B3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1585.1_ASM19158v1_protein_matches</text:p>
          </table:table-cell>
          <table:table-cell table:style-name="ce15" office:value-type="string" calcext:value-type="string">
            <text:p>GCF_002214165.1_ASM221416v1_protein_matches</text:p>
          </table:table-cell>
          <table:table-cell table:formula="of:=EXACT([.A304];[.B3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4725.1_ASM21472v1_protein_matches</text:p>
          </table:table-cell>
          <table:table-cell office:value-type="string" calcext:value-type="string">
            <text:p>GCF_000011005.1_ASM1100v1_protein_matches</text:p>
          </table:table-cell>
          <table:table-cell table:formula="of:=EXACT([.A305];[.B3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75605.1_ASM27560v1_protein_matches</text:p>
          </table:table-cell>
          <table:table-cell office:value-type="string" calcext:value-type="string">
            <text:p>GCF_001563245.1_ASM156324v1_protein_matches</text:p>
          </table:table-cell>
          <table:table-cell table:formula="of:=EXACT([.A306];[.B3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35565.1_ASM23556v1_protein_matches</text:p>
          </table:table-cell>
          <table:table-cell office:value-type="string" calcext:value-type="string">
            <text:p>GCF_002813675.1_ASM281367v1_protein_matches</text:p>
          </table:table-cell>
          <table:table-cell table:formula="of:=EXACT([.A307];[.B3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79115.1_SSOP1_protein_matches</text:p>
          </table:table-cell>
          <table:table-cell office:value-type="string" calcext:value-type="string">
            <text:p>GCF_000020905.1_ASM2090v1_protein_matches</text:p>
          </table:table-cell>
          <table:table-cell table:formula="of:=EXACT([.A308];[.B3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89575.1_ASM18957v1_protein_matches</text:p>
          </table:table-cell>
          <table:table-cell office:value-type="string" calcext:value-type="string">
            <text:p>GCF_000275605.1_ASM27560v1_protein_matches</text:p>
          </table:table-cell>
          <table:table-cell table:formula="of:=EXACT([.A309];[.B3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577775.1_ASM157777v1_protein_matches</text:p>
          </table:table-cell>
          <table:table-cell office:value-type="string" calcext:value-type="string">
            <text:p>GCF_003268005.1_ASM326800v1_protein_matches</text:p>
          </table:table-cell>
          <table:table-cell table:formula="of:=EXACT([.A310];[.B3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885915.1_ASM2088591v1_protein_matches</text:p>
          </table:table-cell>
          <table:table-cell office:value-type="string" calcext:value-type="string">
            <text:p>GCF_009729055.1_ASM972905v1_protein_matches</text:p>
          </table:table-cell>
          <table:table-cell table:formula="of:=EXACT([.A311];[.B3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28575.1_ASM82857v1_protein_matches</text:p>
          </table:table-cell>
          <table:table-cell office:value-type="string" calcext:value-type="string">
            <text:p>GCF_000019605.1_ASM1960v1_protein_matches</text:p>
          </table:table-cell>
          <table:table-cell table:formula="of:=EXACT([.A312];[.B3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698785.1_ASM69878v1_protein_matches</text:p>
          </table:table-cell>
          <table:table-cell office:value-type="string" calcext:value-type="string">
            <text:p>GCF_000968395.2_ASM96839v2_protein_matches</text:p>
          </table:table-cell>
          <table:table-cell table:formula="of:=EXACT([.A313];[.B3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20886315.1_ASM2088631v1_protein_matches</text:p>
          </table:table-cell>
          <table:table-cell office:value-type="string" calcext:value-type="string">
            <text:p>GCF_000968355.2_ASM96835v2_protein_matches</text:p>
          </table:table-cell>
          <table:table-cell table:formula="of:=EXACT([.A314];[.B3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99395.1_ASM29939v1_protein_matches</text:p>
          </table:table-cell>
          <table:table-cell office:value-type="string" calcext:value-type="string">
            <text:p>GCF_000022545.1_ASM2254v1_protein_matches</text:p>
          </table:table-cell>
          <table:table-cell table:formula="of:=EXACT([.A315];[.B3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46985.2_ASM24698v3_protein_matches</text:p>
          </table:table-cell>
          <table:table-cell office:value-type="string" calcext:value-type="string">
            <text:p>GCF_000328665.1_ASM32866v1_protein_matches</text:p>
          </table:table-cell>
          <table:table-cell table:formula="of:=EXACT([.A316];[.B3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33455.1_ASM143345v1_protein_matches</text:p>
          </table:table-cell>
          <table:table-cell office:value-type="string" calcext:value-type="string">
            <text:p>GCF_000013445.1_ASM1344v1_protein_matches</text:p>
          </table:table-cell>
          <table:table-cell table:formula="of:=EXACT([.A317];[.B3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51105.2_ASM15110v2_protein_matches</text:p>
          </table:table-cell>
          <table:table-cell office:value-type="string" calcext:value-type="string">
            <text:p>GCF_002214565.1_ASM221456v1_protein_matches</text:p>
          </table:table-cell>
          <table:table-cell table:formula="of:=EXACT([.A318];[.B3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787055.1_ASM278705v1_protein_matches</text:p>
          </table:table-cell>
          <table:table-cell office:value-type="string" calcext:value-type="string">
            <text:p>GCF_000730285.1_ASM73028v1_protein_matches</text:p>
          </table:table-cell>
          <table:table-cell table:formula="of:=EXACT([.A319];[.B3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4945.1_ASM1494v1_protein_matches</text:p>
          </table:table-cell>
          <table:table-cell office:value-type="string" calcext:value-type="string">
            <text:p>GCF_000246985.2_ASM24698v3_protein_matches</text:p>
          </table:table-cell>
          <table:table-cell table:formula="of:=EXACT([.A320];[.B3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64745.1_ASM36474v1_protein_matches</text:p>
          </table:table-cell>
          <table:table-cell office:value-type="string" calcext:value-type="string">
            <text:p>GCF_000993805.1_ASM99380v1_protein_matches</text:p>
          </table:table-cell>
          <table:table-cell table:formula="of:=EXACT([.A321];[.B3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125.1_ASM97012v1_protein_matches</text:p>
          </table:table-cell>
          <table:table-cell office:value-type="string" calcext:value-type="string">
            <text:p>GCF_000235565.1_ASM23556v1_protein_matches</text:p>
          </table:table-cell>
          <table:table-cell table:formula="of:=EXACT([.A322];[.B3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145.1_ASM97014v1_protein_matches</text:p>
          </table:table-cell>
          <table:table-cell office:value-type="string" calcext:value-type="string">
            <text:p>GCF_000968435.2_ASM96843v2_protein_matches</text:p>
          </table:table-cell>
          <table:table-cell table:formula="of:=EXACT([.A323];[.B3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99365.1_ASM29936v1_protein_matches</text:p>
          </table:table-cell>
          <table:table-cell office:value-type="string" calcext:value-type="string">
            <text:p>GCF_000092465.1_ASM9246v1_protein_matches</text:p>
          </table:table-cell>
          <table:table-cell table:formula="of:=EXACT([.A324];[.B3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58655.1_Mb9_protein_matches</text:p>
          </table:table-cell>
          <table:table-cell table:style-name="ce14" office:value-type="string" calcext:value-type="string">
            <text:p>GCF_016806735.1_ASM1680673v1_protein_matches</text:p>
          </table:table-cell>
          <table:table-cell table:formula="of:=EXACT([.A325];[.B3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70085.1_ASM97008v1_protein_matches</text:p>
          </table:table-cell>
          <table:table-cell office:value-type="string" calcext:value-type="string">
            <text:p>GCF_000015945.1_ASM1594v1_protein_matches</text:p>
          </table:table-cell>
          <table:table-cell table:formula="of:=EXACT([.A326];[.B3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601705.1_ASM960170v1_protein_matches</text:p>
          </table:table-cell>
          <table:table-cell office:value-type="string" calcext:value-type="string">
            <text:p>GCF_014962245.1_ASM1496224v1_protein_matches</text:p>
          </table:table-cell>
          <table:table-cell table:formula="of:=EXACT([.A327];[.B3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17445.1_ASM51744v1_protein_matches</text:p>
          </table:table-cell>
          <table:table-cell office:value-type="string" calcext:value-type="string">
            <text:p>GCF_000015225.1_ASM1522v1_protein_matches</text:p>
          </table:table-cell>
          <table:table-cell table:formula="of:=EXACT([.A328];[.B3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185.1_ASM718v1_protein_matches</text:p>
          </table:table-cell>
          <table:table-cell office:value-type="string" calcext:value-type="string">
            <text:p>GCF_000007305.1_ASM730v1_protein_matches</text:p>
          </table:table-cell>
          <table:table-cell table:formula="of:=EXACT([.A329];[.B3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5915.1_ASM19591v1_protein_matches</text:p>
          </table:table-cell>
          <table:table-cell office:value-type="string" calcext:value-type="string">
            <text:p>GCF_000214415.1_ASM21441v1_protein_matches</text:p>
          </table:table-cell>
          <table:table-cell table:formula="of:=EXACT([.A330];[.B3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425.1_ASM2242v1_protein_matches</text:p>
          </table:table-cell>
          <table:table-cell office:value-type="string" calcext:value-type="string">
            <text:p>GCF_000969885.1_ASM96988v1_protein_matches</text:p>
          </table:table-cell>
          <table:table-cell table:formula="of:=EXACT([.A331];[.B3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7305.1_ASM730v1_protein_matches</text:p>
          </table:table-cell>
          <table:table-cell office:value-type="string" calcext:value-type="string">
            <text:p>GCF_002813695.1_ASM281369v1_protein_matches</text:p>
          </table:table-cell>
          <table:table-cell table:formula="of:=EXACT([.A332];[.B3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445.1_ASM2244v1_protein_matches</text:p>
          </table:table-cell>
          <table:table-cell office:value-type="string" calcext:value-type="string">
            <text:p>GCF_019175305.1_ASM1917530v1_protein_matches</text:p>
          </table:table-cell>
          <table:table-cell table:formula="of:=EXACT([.A333];[.B3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917665.1_ASM991766v1_protein_matches</text:p>
          </table:table-cell>
          <table:table-cell office:value-type="string" calcext:value-type="string">
            <text:p>GCF_003201835.2_ASM320183v2_protein_matches</text:p>
          </table:table-cell>
          <table:table-cell table:formula="of:=EXACT([.A334];[.B3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9175345.1_ASM1917534v1_protein_matches</text:p>
          </table:table-cell>
          <table:table-cell office:value-type="string" calcext:value-type="string">
            <text:p>GCF_900095295.1_MCBB_protein_matches</text:p>
          </table:table-cell>
          <table:table-cell table:formula="of:=EXACT([.A335];[.B3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545.1_ASM221454v1_protein_matches</text:p>
          </table:table-cell>
          <table:table-cell office:value-type="string" calcext:value-type="string">
            <text:p>GCF_000204415.1_ASM20441v1_protein_matches</text:p>
          </table:table-cell>
          <table:table-cell table:formula="of:=EXACT([.A336];[.B3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945.1_ASM96994v1_protein_matches</text:p>
          </table:table-cell>
          <table:table-cell office:value-type="string" calcext:value-type="string">
            <text:p>GCF_000063445.1_ASM6344v1_protein_matches</text:p>
          </table:table-cell>
          <table:table-cell table:formula="of:=EXACT([.A337];[.B3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405.1_ASM2240v1_protein_matches</text:p>
          </table:table-cell>
          <table:table-cell office:value-type="string" calcext:value-type="string">
            <text:p>GCF_001719125.1_ASM171912v1_protein_matches</text:p>
          </table:table-cell>
          <table:table-cell table:formula="of:=EXACT([.A338];[.B3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965.1_ASM96996v1_protein_matches</text:p>
          </table:table-cell>
          <table:table-cell office:value-type="string" calcext:value-type="string">
            <text:p>GCF_000969925.1_ASM96992v1_protein_matches</text:p>
          </table:table-cell>
          <table:table-cell table:formula="of:=EXACT([.A339];[.B3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55905.1_ASM95590v3_protein_matches</text:p>
          </table:table-cell>
          <table:table-cell office:value-type="string" calcext:value-type="string">
            <text:p>GCF_000446015.1_ASM44601v1_protein_matches</text:p>
          </table:table-cell>
          <table:table-cell table:formula="of:=EXACT([.A340];[.B3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591035.1_ASM59103v1_protein_matches</text:p>
          </table:table-cell>
          <table:table-cell office:value-type="string" calcext:value-type="string">
            <text:p>GCF_003852115.1_ASM385211v1_protein_matches</text:p>
          </table:table-cell>
          <table:table-cell table:formula="of:=EXACT([.A341];[.B3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762265.1_ASM76226v1_protein_matches</text:p>
          </table:table-cell>
          <table:table-cell office:value-type="string" calcext:value-type="string">
            <text:p>GCF_002116695.1_ASM211669v1_protein_matches</text:p>
          </table:table-cell>
          <table:table-cell table:formula="of:=EXACT([.A342];[.B3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21185.1_ASM22118v1_protein_matches</text:p>
          </table:table-cell>
          <table:table-cell office:value-type="string" calcext:value-type="string">
            <text:p>GCF_002197185.1_ASM219718v1_protein_matches</text:p>
          </table:table-cell>
          <table:table-cell table:formula="of:=EXACT([.A343];[.B3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525.1_ASM221452v1_protein_matches</text:p>
          </table:table-cell>
          <table:table-cell office:value-type="string" calcext:value-type="string">
            <text:p>GCF_000231015.2_ASM23101v3_protein_matches</text:p>
          </table:table-cell>
          <table:table-cell table:formula="of:=EXACT([.A344];[.B3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385.1_ASM221438v1_protein_matches</text:p>
          </table:table-cell>
          <table:table-cell office:value-type="string" calcext:value-type="string">
            <text:p>GCF_000008645.1_ASM864v1_protein_matches</text:p>
          </table:table-cell>
          <table:table-cell table:formula="of:=EXACT([.A345];[.B34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F_000190315.1_ASM19031v1_protein_matches</text:p>
          </table:table-cell>
          <table:table-cell table:formula="of:=EXACT([.A346];[.B3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F_018141185.1_ASM1814118v1_protein_matches</text:p>
          </table:table-cell>
          <table:table-cell office:value-type="string" calcext:value-type="string">
            <text:p>GCF_900696045.1_Nitrosocosmicus_franklandus_C13_protein_matches</text:p>
          </table:table-cell>
          <table:table-cell table:formula="of:=EXACT([.A347];[.B3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6525.1_ASM1652v1_protein_matches</text:p>
          </table:table-cell>
          <table:table-cell office:value-type="string" calcext:value-type="string">
            <text:p>GCF_002214465.1_ASM221446v1_protein_matches</text:p>
          </table:table-cell>
          <table:table-cell table:formula="of:=EXACT([.A348];[.B3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145.1_ASM1514v1_protein_matches</text:p>
          </table:table-cell>
          <table:table-cell office:value-type="string" calcext:value-type="string">
            <text:p>GCF_002214505.1_ASM221450v1_protein_matches</text:p>
          </table:table-cell>
          <table:table-cell table:formula="of:=EXACT([.A349];[.B3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1105.1_ASM1110v1_protein_matches</text:p>
          </table:table-cell>
          <table:table-cell office:value-type="string" calcext:value-type="string">
            <text:p>GCF_001870125.1_ASM187012v1_protein_matches</text:p>
          </table:table-cell>
          <table:table-cell table:formula="of:=EXACT([.A350];[.B3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813085.1_ASM281308v1_protein_matches</text:p>
          </table:table-cell>
          <table:table-cell office:value-type="string" calcext:value-type="string">
            <text:p>GCF_002813655.1_ASM281365v1_protein_matches</text:p>
          </table:table-cell>
          <table:table-cell table:formula="of:=EXACT([.A351];[.B3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69905.1_ASM96990v1_protein_matches</text:p>
          </table:table-cell>
          <table:table-cell office:value-type="string" calcext:value-type="string">
            <text:p>GCF_000022465.1_ASM2246v1_protein_matches</text:p>
          </table:table-cell>
          <table:table-cell table:formula="of:=EXACT([.A352];[.B3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4067545.1_T_caminus_IRI35c_protein_matches</text:p>
          </table:table-cell>
          <table:table-cell office:value-type="string" calcext:value-type="string">
            <text:p>GCF_000214725.1_ASM21472v1_protein_matches</text:p>
          </table:table-cell>
          <table:table-cell table:formula="of:=EXACT([.A353];[.B3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477655.1_ASM147765v1_protein_matches</text:p>
          </table:table-cell>
          <table:table-cell office:value-type="string" calcext:value-type="string">
            <text:p>GCF_001304615.2_ASM130461v2_protein_matches</text:p>
          </table:table-cell>
          <table:table-cell table:formula="of:=EXACT([.A354];[.B3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5995.1_ASM21599v1_protein_matches</text:p>
          </table:table-cell>
          <table:table-cell office:value-type="string" calcext:value-type="string">
            <text:p>GCF_000189555.1_ASM18955v1_protein_matches</text:p>
          </table:table-cell>
          <table:table-cell table:formula="of:=EXACT([.A355];[.B3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93375.1_ASM19337v1_protein_matches</text:p>
          </table:table-cell>
          <table:table-cell office:value-type="string" calcext:value-type="string">
            <text:p>GCF_000007005.1_ASM700v1_protein_matches</text:p>
          </table:table-cell>
          <table:table-cell table:formula="of:=EXACT([.A356];[.B3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83515.1_ASM90008351v1_protein_matches</text:p>
          </table:table-cell>
          <table:table-cell office:value-type="string" calcext:value-type="string">
            <text:p>GCF_012222305.1_ASM1222230v1_protein_matches</text:p>
          </table:table-cell>
          <table:table-cell table:formula="of:=EXACT([.A357];[.B3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79575.2_ASM17957v2_protein_matches</text:p>
          </table:table-cell>
          <table:table-cell office:value-type="string" calcext:value-type="string">
            <text:p>GCF_010706455.1_ASM1070645v1_protein_matches</text:p>
          </table:table-cell>
          <table:table-cell table:formula="of:=EXACT([.A358];[.B3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16105.1_ASM81610v1_protein_matches</text:p>
          </table:table-cell>
          <table:table-cell office:value-type="string" calcext:value-type="string">
            <text:p>GCF_019669945.1_ASM1966994v1_protein_matches</text:p>
          </table:table-cell>
          <table:table-cell table:formula="of:=EXACT([.A359];[.B3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00805.1_ASM80080v1_protein_matches</text:p>
          </table:table-cell>
          <table:table-cell office:value-type="string" calcext:value-type="string">
            <text:p>GCF_001433455.1_ASM143345v1_protein_matches</text:p>
          </table:table-cell>
          <table:table-cell table:formula="of:=EXACT([.A360];[.B3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565.1_ASM221456v1_protein_matches</text:p>
          </table:table-cell>
          <table:table-cell office:value-type="string" calcext:value-type="string">
            <text:p>GCF_001477655.1_ASM147765v1_protein_matches</text:p>
          </table:table-cell>
          <table:table-cell table:formula="of:=EXACT([.A361];[.B3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3407275.1_ASM1340727v1_protein_matches</text:p>
          </table:table-cell>
          <table:table-cell office:value-type="string" calcext:value-type="string">
            <text:p>GCF_018141185.1_ASM1814118v1_protein_matches</text:p>
          </table:table-cell>
          <table:table-cell table:formula="of:=EXACT([.A362];[.B3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2545.1_ASM2254v1_protein_matches</text:p>
          </table:table-cell>
          <table:table-cell office:value-type="string" calcext:value-type="string">
            <text:p>GCF_003967175.1_Sacidi_1.0_protein_matches</text:p>
          </table:table-cell>
          <table:table-cell table:formula="of:=EXACT([.A363];[.B3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563245.1_ASM156324v1_protein_matches</text:p>
          </table:table-cell>
          <table:table-cell office:value-type="string" calcext:value-type="string">
            <text:p>GCF_009602405.1_ASM960240v1_protein_matches</text:p>
          </table:table-cell>
          <table:table-cell table:formula="of:=EXACT([.A364];[.B3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1870125.1_ASM187012v1_protein_matches</text:p>
          </table:table-cell>
          <table:table-cell office:value-type="string" calcext:value-type="string">
            <text:p>GCF_020618475.1_ASM2061847v1_protein_matches</text:p>
          </table:table-cell>
          <table:table-cell table:formula="of:=EXACT([.A365];[.B3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602405.1_ASM960240v1_protein_matches</text:p>
          </table:table-cell>
          <table:table-cell office:value-type="string" calcext:value-type="string">
            <text:p>GCF_000007065.1_ASM706v1_protein_matches</text:p>
          </table:table-cell>
          <table:table-cell table:formula="of:=EXACT([.A366];[.B3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8305.1_ASM1830v1_protein_matches</text:p>
          </table:table-cell>
          <table:table-cell office:value-type="string" calcext:value-type="string">
            <text:p>GCF_001458655.1_Mb9_protein_matches</text:p>
          </table:table-cell>
          <table:table-cell table:formula="of:=EXACT([.A367];[.B3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14415.1_ASM21441v1_protein_matches</text:p>
          </table:table-cell>
          <table:table-cell office:value-type="string" calcext:value-type="string">
            <text:p>GCF_000303155.1_ASM30315v1_protein_matches</text:p>
          </table:table-cell>
          <table:table-cell table:formula="of:=EXACT([.A368];[.B3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2384015.1_UHGG_MGYG-HGUT-02164_protein_matches</text:p>
          </table:table-cell>
          <table:table-cell office:value-type="string" calcext:value-type="string">
            <text:p>GCF_000018305.1_ASM1830v1_protein_matches</text:p>
          </table:table-cell>
          <table:table-cell table:formula="of:=EXACT([.A369];[.B3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967175.1_Sacidi_1.0_protein_matches</text:p>
          </table:table-cell>
          <table:table-cell office:value-type="string" calcext:value-type="string">
            <text:p>GCF_000970205.1_ASM97020v1_protein_matches</text:p>
          </table:table-cell>
          <table:table-cell table:formula="of:=EXACT([.A370];[.B3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2545.1_ASM1254v1_protein_matches</text:p>
          </table:table-cell>
          <table:table-cell office:value-type="string" calcext:value-type="string">
            <text:p>GCF_000364745.1_ASM36474v1_protein_matches</text:p>
          </table:table-cell>
          <table:table-cell table:formula="of:=EXACT([.A371];[.B3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08645.1_ASM864v1_protein_matches</text:p>
          </table:table-cell>
          <table:table-cell office:value-type="string" calcext:value-type="string">
            <text:p>GCF_009601705.1_ASM960170v1_protein_matches</text:p>
          </table:table-cell>
          <table:table-cell table:formula="of:=EXACT([.A372];[.B3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7185.1_ASM1718v1_protein_matches</text:p>
          </table:table-cell>
          <table:table-cell office:value-type="string" calcext:value-type="string">
            <text:p>GCF_000022385.1_ASM2238v1_protein_matches</text:p>
          </table:table-cell>
          <table:table-cell table:formula="of:=EXACT([.A373];[.B37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GCF_001548675.1_ASM154867v1_protein_matches</text:p>
          </table:table-cell>
          <table:table-cell table:formula="of:=EXACT([.A374];[.B3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CF_013407385.1_ASM1340738v1_protein_matches</text:p>
          </table:table-cell>
          <table:table-cell office:value-type="string" calcext:value-type="string">
            <text:p>GCF_000970165.1_ASM97016v1_protein_matches</text:p>
          </table:table-cell>
          <table:table-cell table:formula="of:=EXACT([.A375];[.B3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485.1_ASM221448v1_protein_matches</text:p>
          </table:table-cell>
          <table:table-cell office:value-type="string" calcext:value-type="string">
            <text:p>GCF_900079115.1_SSOP1_protein_matches</text:p>
          </table:table-cell>
          <table:table-cell table:formula="of:=EXACT([.A376];[.B3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03155.1_ASM30315v1_protein_matches</text:p>
          </table:table-cell>
          <table:table-cell office:value-type="string" calcext:value-type="string">
            <text:p>GCF_018502485.1_ASM1850248v1_protein_matches</text:p>
          </table:table-cell>
          <table:table-cell table:formula="of:=EXACT([.A377];[.B3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696045.1_Nitrosocosmicus_franklandus_C13_protein_matches</text:p>
          </table:table-cell>
          <table:table-cell office:value-type="string" calcext:value-type="string">
            <text:p>GCF_000191585.1_ASM19158v1_protein_matches</text:p>
          </table:table-cell>
          <table:table-cell table:formula="of:=EXACT([.A378];[.B3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268005.1_ASM326800v1_protein_matches</text:p>
          </table:table-cell>
          <table:table-cell office:value-type="string" calcext:value-type="string">
            <text:p>GCF_000970245.1_ASM97024v1_protein_matches</text:p>
          </table:table-cell>
          <table:table-cell table:formula="of:=EXACT([.A379];[.B3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900090055.1_C.divulgatum_PM4_protein_matches</text:p>
          </table:table-cell>
          <table:table-cell office:value-type="string" calcext:value-type="string">
            <text:p>GCF_000022485.1_ASM2248v1_protein_matches</text:p>
          </table:table-cell>
          <table:table-cell table:formula="of:=EXACT([.A380];[.B3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197185.1_ASM219718v1_protein_matches</text:p>
          </table:table-cell>
          <table:table-cell office:value-type="string" calcext:value-type="string">
            <text:p>GCF_000970185.1_ASM97018v1_protein_matches</text:p>
          </table:table-cell>
          <table:table-cell table:formula="of:=EXACT([.A381];[.B3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44915.1_ASM14491v1_protein_matches</text:p>
          </table:table-cell>
          <table:table-cell office:value-type="string" calcext:value-type="string">
            <text:p>GCF_000189575.1_ASM18957v1_protein_matches</text:p>
          </table:table-cell>
          <table:table-cell table:formula="of:=EXACT([.A382];[.B3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02205.1_ASM80220v2_protein_matches</text:p>
          </table:table-cell>
          <table:table-cell office:value-type="string" calcext:value-type="string">
            <text:p>GCF_000762265.1_ASM76226v1_protein_matches</text:p>
          </table:table-cell>
          <table:table-cell table:formula="of:=EXACT([.A383];[.B3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317795.1_ASM31779v1_protein_matches</text:p>
          </table:table-cell>
          <table:table-cell office:value-type="string" calcext:value-type="string">
            <text:p>GCF_000970225.1_ASM97022v1_protein_matches</text:p>
          </table:table-cell>
          <table:table-cell table:formula="of:=EXACT([.A384];[.B3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465.1_ASM221446v1_protein_matches</text:p>
          </table:table-cell>
          <table:table-cell office:value-type="string" calcext:value-type="string">
            <text:p>GCF_000022425.1_ASM2242v1_protein_matches</text:p>
          </table:table-cell>
          <table:table-cell table:formula="of:=EXACT([.A385];[.B3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12185.1_ASM81218v1_protein_matches</text:p>
          </table:table-cell>
          <table:table-cell office:value-type="string" calcext:value-type="string">
            <text:p>GCF_000024185.1_ASM2418v1_protein_matches</text:p>
          </table:table-cell>
          <table:table-cell table:formula="of:=EXACT([.A386];[.B3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3431325.1_ASM343132v1_protein_matches</text:p>
          </table:table-cell>
          <table:table-cell office:value-type="string" calcext:value-type="string">
            <text:p>GCF_000022405.1_ASM2240v1_protein_matches</text:p>
          </table:table-cell>
          <table:table-cell table:formula="of:=EXACT([.A387];[.B3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2214505.1_ASM221450v1_protein_matches</text:p>
          </table:table-cell>
          <table:table-cell office:value-type="string" calcext:value-type="string">
            <text:p>GCF_020886315.1_ASM2088631v1_protein_matches</text:p>
          </table:table-cell>
          <table:table-cell table:formula="of:=EXACT([.A388];[.B3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4185.1_ASM2418v1_protein_matches</text:p>
          </table:table-cell>
          <table:table-cell office:value-type="string" calcext:value-type="string">
            <text:p>GCF_000970045.1_ASM97004v1_protein_matches</text:p>
          </table:table-cell>
          <table:table-cell table:formula="of:=EXACT([.A389];[.B3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58425.1_ASM25842v1_protein_matches</text:p>
          </table:table-cell>
          <table:table-cell office:value-type="string" calcext:value-type="string">
            <text:p>GCF_000022445.1_ASM2244v1_protein_matches</text:p>
          </table:table-cell>
          <table:table-cell table:formula="of:=EXACT([.A390];[.B3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64495.1_ASM26449v1_protein_matches</text:p>
          </table:table-cell>
          <table:table-cell office:value-type="string" calcext:value-type="string">
            <text:p>GCF_000802205.1_ASM80220v2_protein_matches</text:p>
          </table:table-cell>
          <table:table-cell table:formula="of:=EXACT([.A391];[.B3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9605.1_ASM1960v1_protein_matches</text:p>
          </table:table-cell>
          <table:table-cell office:value-type="string" calcext:value-type="string">
            <text:p>GCF_000970265.1_ASM97026v1_protein_matches</text:p>
          </table:table-cell>
          <table:table-cell table:formula="of:=EXACT([.A392];[.B3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4876775.1_ASM1487677v1_protein_matches</text:p>
          </table:table-cell>
          <table:table-cell office:value-type="string" calcext:value-type="string">
            <text:p>GCF_019175345.1_ASM1917534v1_protein_matches</text:p>
          </table:table-cell>
          <table:table-cell table:formula="of:=EXACT([.A393];[.B3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813245.1_ASM81324v1_protein_matches</text:p>
          </table:table-cell>
          <table:table-cell office:value-type="string" calcext:value-type="string">
            <text:p>GCF_000970005.1_ASM97000v1_protein_matches</text:p>
          </table:table-cell>
          <table:table-cell table:formula="of:=EXACT([.A394];[.B3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225.1_ASM1522v1_protein_matches</text:p>
          </table:table-cell>
          <table:table-cell office:value-type="string" calcext:value-type="string">
            <text:p>GCF_001027005.1_ASM102700v1_protein_matches</text:p>
          </table:table-cell>
          <table:table-cell table:formula="of:=EXACT([.A395];[.B3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993805.1_ASM99380v1_protein_matches</text:p>
          </table:table-cell>
          <table:table-cell office:value-type="string" calcext:value-type="string">
            <text:p>GCF_000969985.1_ASM96998v1_protein_matches</text:p>
          </table:table-cell>
          <table:table-cell table:formula="of:=EXACT([.A396];[.B3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92465.1_ASM9246v1_protein_matches</text:p>
          </table:table-cell>
          <table:table-cell office:value-type="string" calcext:value-type="string">
            <text:p>GCF_000970305.1_ASM97030v1_protein_matches</text:p>
          </table:table-cell>
          <table:table-cell table:formula="of:=EXACT([.A397];[.B3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446015.1_ASM44601v1_protein_matches</text:p>
          </table:table-cell>
          <table:table-cell office:value-type="string" calcext:value-type="string">
            <text:p>GCF_000970025.1_ASM97002v1_protein_matches</text:p>
          </table:table-cell>
          <table:table-cell table:formula="of:=EXACT([.A398];[.B3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20905.1_ASM2090v1_protein_matches</text:p>
          </table:table-cell>
          <table:table-cell office:value-type="string" calcext:value-type="string">
            <text:p>GCF_000970065.1_ASM97006v1_protein_matches</text:p>
          </table:table-cell>
          <table:table-cell table:formula="of:=EXACT([.A399];[.B3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15945.1_ASM1594v1_protein_matches</text:p>
          </table:table-cell>
          <table:table-cell office:value-type="string" calcext:value-type="string">
            <text:p>GCF_000969965.1_ASM96996v1_protein_matches</text:p>
          </table:table-cell>
          <table:table-cell table:formula="of:=EXACT([.A400];[.B4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231015.2_ASM23101v3_protein_matches</text:p>
          </table:table-cell>
          <table:table-cell office:value-type="string" calcext:value-type="string">
            <text:p>GCF_000970285.1_ASM97028v1_protein_matches</text:p>
          </table:table-cell>
          <table:table-cell table:formula="of:=EXACT([.A401];[.B4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186365.1_ASM18636v1_protein_matches</text:p>
          </table:table-cell>
          <table:table-cell office:value-type="string" calcext:value-type="string">
            <text:p>GCF_000970125.1_ASM97012v1_protein_matches</text:p>
          </table:table-cell>
          <table:table-cell table:formula="of:=EXACT([.A402];[.B4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0092185.1_ASM9218v1_protein_matches</text:p>
          </table:table-cell>
          <table:table-cell office:value-type="string" calcext:value-type="string">
            <text:p>GCF_000970145.1_ASM97014v1_protein_matches</text:p>
          </table:table-cell>
          <table:table-cell table:formula="of:=EXACT([.A403];[.B4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14962245.1_ASM1496224v1_protein_matches</text:p>
          </table:table-cell>
          <table:table-cell office:value-type="string" calcext:value-type="string">
            <text:p>GCF_000970085.1_ASM97008v1_protein_matches</text:p>
          </table:table-cell>
          <table:table-cell table:formula="of:=EXACT([.A404];[.B4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F_009617975.1_ASM961797v1_protein_matches</text:p>
          </table:table-cell>
          <table:table-cell office:value-type="string" calcext:value-type="string">
            <text:p>GCF_000007345.1_ASM734v1_protein_matches</text:p>
          </table:table-cell>
          <table:table-cell table:formula="of:=EXACT([.A405];[.B405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F_008000775.1_ASM800077v1_protein_matches</text:p>
          </table:table-cell>
          <table:table-cell office:value-type="string" calcext:value-type="string">
            <text:p>GCF_000969945.1_ASM96994v1_protein_matches</text:p>
          </table:table-cell>
          <table:table-cell table:formula="of:=EXACT([.A406];[.B406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" office:value-type="string" calcext:value-type="string">
            <text:p>GCF_016806735.1_ASM1680673v1_protein_matches</text:p>
          </table:table-cell>
          <table:table-cell office:value-type="string" calcext:value-type="string">
            <text:p>GCF_000969905.1_ASM96990v1_protein_matches</text:p>
          </table:table-cell>
          <table:table-cell table:formula="of:=EXACT([.A407];[.B407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5" office:value-type="string" calcext:value-type="string">
            <text:p>GCF_002214165.1_ASM221416v1_protein_matches</text:p>
          </table:table-cell>
          <table:table-cell table:style-name="ce13" office:value-type="string" calcext:value-type="string">
            <text:p>GCF_008000775.1_ASM800077v1_protein_matches</text:p>
          </table:table-cell>
          <table:table-cell table:formula="of:=EXACT([.A408];[.B408]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3:11:06.222470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3:45:20.818652613</meta:creation-date>
    <dc:date>2022-02-24T14:16:02.102747373</dc:date>
    <meta:editing-duration>PT9M</meta:editing-duration>
    <meta:editing-cycles>1</meta:editing-cycles>
    <meta:generator>LibreOffice/6.4.7.2$Linux_X86_64 LibreOffice_project/40$Build-2</meta:generator>
    <meta:document-statistic meta:table-count="1" meta:cell-count="1223" meta:object-count="0"/>
  </office:meta>
</office:document-meta>
</file>